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dia/image1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dia/image1.png" manifest:media-type="image/png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4" style:family="table-cell" style:parent-style-name="_1044__1077__1085__1077__1078__1085__1099__1081_" style:data-style-name="N34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" style:family="table-cell" style:parent-style-name="_1044__1077__1085__1077__1078__1085__1099__1081_" style:data-style-name="N34">
      <style:table-cell-properties fo:border-top="none" fo:border-bottom="none" fo:border-left="none" fo:border-right="thin solid #000000" fo:background-color="#FFFF00"/>
    </style:style>
    <style:style style:name="ce7" style:family="table-cell" style:parent-style-name="_1055__1088__1086__1094__1077__1085__1090__1085__1099__1081_" style:data-style-name="N36">
      <style:table-cell-properties fo:border-top="none" fo:border-bottom="none" fo:border-left="thin solid #000000" fo:border-right="thin solid #000000"/>
    </style:style>
    <style:style style:name="ce8" style:family="table-cell" style:parent-style-name="_1055__1088__1086__1094__1077__1085__1090__1085__1099__1081_" style:data-style-name="N14">
      <style:table-cell-properties fo:border-top="none" fo:border-bottom="none" fo:border-left="none" fo:border-right="thin solid #000000" fo:background-color="#FFFF00"/>
    </style:style>
    <style:style style:name="ce9" style:family="table-cell" style:parent-style-name="_1044__1077__1085__1077__1078__1085__1099__1081_" style:data-style-name="N34">
      <style:table-cell-properties fo:border-top="none" fo:border-bottom="none" fo:border-left="none" fo:border-right="thin solid #000000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fo:background-color="#DDEBF7"/>
    </style:style>
    <style:style style:name="ce11" style:family="table-cell" style:parent-style-name="Default" style:data-style-name="N13">
      <style:table-cell-properties fo:border-top="none" fo:border-bottom="none" fo:border-left="none" fo:border-right="thin solid #000000" fo:background-color="#DDEBF7"/>
    </style:style>
    <style:style style:name="ce12" style:family="table-cell" style:parent-style-name="_1055__1088__1086__1094__1077__1085__1090__1085__1099__1081_" style:data-style-name="N36">
      <style:table-cell-properties fo:border-top="none" fo:border-bottom="none" fo:border-left="thin solid #000000" fo:border-right="thin solid #000000" fo:background-color="#DDEBF7"/>
    </style:style>
    <style:style style:name="ce13" style:family="table-cell" style:parent-style-name="Default" style:data-style-name="N36">
      <style:table-cell-properties fo:border-top="none" fo:border-bottom="none" fo:border-left="none" fo:border-right="thin solid #000000" fo:background-color="#DDEBF7"/>
    </style:style>
    <style:style style:name="ce14" style:family="table-cell" style:parent-style-name="Default" style:data-style-name="N2">
      <style:table-cell-properties fo:border-top="none" fo:border-bottom="none" fo:border-left="none" fo:border-right="thin solid #000000"/>
    </style:style>
    <style:style style:name="ce15" style:family="table-cell" style:parent-style-name="Default" style:data-style-name="N2">
      <style:table-cell-properties fo:border-top="none" fo:border-bottom="none" fo:border-left="none" fo:border-right="thin solid #000000" fo:background-color="#FFFF00"/>
    </style:style>
    <style:style style:name="ce16" style:family="table-cell" style:parent-style-name="_1055__1088__1086__1094__1077__1085__1090__1085__1099__1081_" style:data-style-name="N2">
      <style:table-cell-properties fo:border-top="none" fo:border-bottom="none" fo:border-left="none" fo:border-right="thin solid #000000" fo:background-color="#FFFF00"/>
    </style:style>
    <style:style style:name="ce17" style:family="table-cell" style:parent-style-name="_1055__1088__1086__1094__1077__1085__1090__1085__1099__1081_" style:data-style-name="N13">
      <style:table-cell-properties fo:border-top="none" fo:border-bottom="none" fo:border-left="thin solid #000000" fo:border-right="thin solid #000000" fo:background-color="#DDEBF7"/>
    </style:style>
    <style:style style:name="ce18" style:family="table-cell" style:parent-style-name="Default" style:data-style-name="N34">
      <style:table-cell-properties fo:border-top="none" fo:border-bottom="none" fo:border-left="none" fo:border-right="thin solid #000000"/>
    </style:style>
    <style:style style:name="ce19" style:family="table-cell" style:parent-style-name="_1055__1088__1086__1094__1077__1085__1090__1085__1099__1081_" style:data-style-name="N13">
      <style:table-cell-properties fo:border-top="none" fo:border-bottom="none" fo:border-left="thin solid #000000" fo:border-right="thin solid #000000"/>
    </style:style>
    <style:style style:name="ce20" style:family="table-cell" style:parent-style-name="_1055__1088__1086__1094__1077__1085__1090__1085__1099__1081_" style:data-style-name="N14">
      <style:table-cell-properties fo:border-top="none" fo:border-bottom="none" fo:border-left="none" fo:border-right="thin solid #000000"/>
    </style:style>
    <style:style style:name="ce21" style:family="table-cell" style:parent-style-name="_1055__1088__1086__1094__1077__1085__1090__1085__1099__1081_" style:data-style-name="N14">
      <style:table-cell-properties fo:border-top="none" fo:border-bottom="none" fo:border-left="thin solid #000000" fo:border-right="thin solid #000000"/>
    </style:style>
    <style:style style:name="ce22" style:family="table-cell" style:parent-style-name="Default" style:data-style-name="N14">
      <style:table-cell-properties fo:border-top="none" fo:border-bottom="none" fo:border-left="thin solid #000000" fo:border-right="thin solid #000000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4" style:family="table-cell" style:parent-style-name="Default" style:data-style-name="N19">
      <style:table-cell-properties fo:border-top="thin solid #000000" fo:border-bottom="none" fo:border-left="none" fo:border-right="none"/>
    </style:style>
    <style:style style:name="ce25" style:family="table-cell" style:parent-style-name="Default" style:data-style-name="N1">
      <style:table-cell-properties fo:border-top="thin solid #000000" fo:border-bottom="none" fo:border-left="none" fo:border-right="none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7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28" style:family="table-cell" style:parent-style-name="_1044__1077__1085__1077__1078__1085__1099__1081_" style:data-style-name="N34">
      <style:table-cell-properties fo:border-top="thin solid #000000" fo:border-bottom="none" fo:border-left="none" fo:border-right="none"/>
    </style:style>
    <style:style style:name="ce29" style:family="table-cell" style:parent-style-name="_1055__1088__1086__1094__1077__1085__1090__1085__1099__1081_" style:data-style-name="N14">
      <style:table-cell-properties fo:border-top="thin solid #000000" fo:border-bottom="none" fo:border-left="none" fo:border-right="none"/>
    </style:style>
    <style:style style:name="ce30" style:family="table-cell" style:parent-style-name="Default" style:data-style-name="N14">
      <style:table-cell-properties fo:border-top="thin solid #000000" fo:border-bottom="none" fo:border-left="none" fo:border-right="none"/>
    </style:style>
    <style:style style:name="ce31" style:family="table-cell" style:parent-style-name="Default" style:data-style-name="N19"/>
    <style:style style:name="ce32" style:family="table-cell" style:parent-style-name="Default" style:data-style-name="N1"/>
    <style:style style:name="ce33" style:family="table-cell" style:parent-style-name="_1055__1088__1086__1094__1077__1085__1090__1085__1099__1081_" style:data-style-name="N14"/>
    <style:style style:name="ce34" style:family="table-cell" style:parent-style-name="Default" style:data-style-name="N2"/>
    <style:style style:name="ce35" style:family="table-cell" style:parent-style-name="_1044__1077__1085__1077__1078__1085__1099__1081_" style:data-style-name="N34"/>
    <style:style style:name="ce36" style:family="table-cell" style:parent-style-name="Default" style:data-style-name="N14"/>
    <style:style style:name="ce37" style:family="table-cell" style:parent-style-name="Default" style:data-style-name="N19">
      <style:table-cell-properties fo:border-top="none" fo:border-bottom="2pt solid #000000" fo:border-left="none" fo:border-right="none"/>
    </style:style>
    <style:style style:name="ce38" style:family="table-cell" style:parent-style-name="Default" style:data-style-name="N1">
      <style:table-cell-properties fo:border-top="none" fo:border-bottom="2pt solid #000000" fo:border-left="none" fo:border-right="none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0" style:family="table-cell" style:parent-style-name="_1055__1088__1086__1094__1077__1085__1090__1085__1099__1081_" style:data-style-name="N14">
      <style:table-cell-properties fo:border-top="none" fo:border-bottom="2pt solid #000000" fo:border-left="none" fo:border-right="none"/>
    </style:style>
    <style:style style:name="ce41" style:family="table-cell" style:parent-style-name="Default" style:data-style-name="N2">
      <style:table-cell-properties fo:border-top="none" fo:border-bottom="2pt solid #000000" fo:border-left="none" fo:border-right="none"/>
    </style:style>
    <style:style style:name="ce42" style:family="table-cell" style:parent-style-name="_1044__1077__1085__1077__1078__1085__1099__1081_" style:data-style-name="N34">
      <style:table-cell-properties fo:border-top="none" fo:border-bottom="2pt solid #000000" fo:border-left="none" fo:border-right="none"/>
    </style:style>
    <style:style style:name="ce43" style:family="table-cell" style:parent-style-name="Default" style:data-style-name="N14">
      <style:table-cell-properties fo:border-top="none" fo:border-bottom="2pt solid #000000" fo:border-left="none" fo:border-right="none"/>
    </style:style>
    <style:style style:name="ce44" style:family="table-cell" style:parent-style-name="_1055__1088__1086__1094__1077__1085__1090__1085__1099__1081_" style:data-style-name="N14"/>
    <style:style style:name="ce45" style:family="table-cell" style:parent-style-name="_1044__1077__1085__1077__1078__1085__1099__1081_" style:data-style-name="N34"/>
    <style:style style:name="ce46" style:family="table-cell" style:parent-style-name="Default" style:data-style-name="N34"/>
    <style:style style:name="ce47" style:family="table-cell" style:parent-style-name="Default" style:data-style-name="N34">
      <style:table-cell-properties fo:border-top="none" fo:border-bottom="2pt solid #000000" fo:border-left="none" fo:border-right="none"/>
    </style:style>
    <style:style style:name="ce48" style:family="table-cell" style:parent-style-name="Default" style:data-style-name="N0">
      <style:table-cell-properties fo:background-color="#CC6600"/>
    </style:style>
    <style:style style:name="ce49" style:family="table-cell" style:parent-style-name="Default" style:data-style-name="N0">
      <style:table-cell-properties fo:background-color="#0070C0"/>
    </style:style>
    <style:style style:name="ce50" style:family="table-cell" style:parent-style-name="Default" style:data-style-name="N0">
      <style:table-cell-properties fo:background-color="#FFC000"/>
    </style:style>
    <style:style style:name="ce51" style:family="table-cell" style:parent-style-name="Default" style:data-style-name="N0">
      <style:table-cell-properties fo:background-color="#A6A6A6"/>
    </style:style>
    <style:style style:name="co1" style:family="table-column">
      <style:table-column-properties fo:break-before="auto" style:column-width="6.477cm"/>
    </style:style>
    <style:style style:name="co2" style:family="table-column">
      <style:table-column-properties fo:break-before="auto" style:column-width="2.921cm" style:use-optimal-column-width="true"/>
    </style:style>
    <style:style style:name="co3" style:family="table-column">
      <style:table-column-properties fo:break-before="auto" style:column-width="2.413cm" style:use-optimal-column-width="true"/>
    </style:style>
    <style:style style:name="co4" style:family="table-column">
      <style:table-column-properties fo:break-before="auto" style:column-width="3.683cm" style:use-optimal-column-width="true"/>
    </style:style>
    <style:style style:name="co5" style:family="table-column">
      <style:table-column-properties fo:break-before="auto" style:column-width="3.3655cm"/>
    </style:style>
    <style:style style:name="co6" style:family="table-column">
      <style:table-column-properties fo:break-before="auto" style:column-width="2.7305cm" style:use-optimal-column-width="true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3.15383333333333cm"/>
    </style:style>
    <style:style style:name="co9" style:family="table-column">
      <style:table-column-properties fo:break-before="auto" style:column-width="4.2545cm"/>
    </style:style>
    <style:style style:name="co10" style:family="table-column">
      <style:table-column-properties fo:break-before="auto" style:column-width="4.46616666666667cm" style:use-optimal-column-width="true"/>
    </style:style>
    <style:style style:name="co11" style:family="table-column">
      <style:table-column-properties fo:break-before="auto" style:column-width="2.667cm"/>
    </style:style>
    <style:style style:name="co12" style:family="table-column">
      <style:table-column-properties fo:break-before="auto" style:column-width="2.68816666666667cm" style:use-optimal-column-width="true"/>
    </style:style>
    <style:style style:name="co13" style:family="table-column">
      <style:table-column-properties fo:break-before="auto" style:column-width="3.81cm" style:use-optimal-column-width="true"/>
    </style:style>
    <style:style style:name="co14" style:family="table-column">
      <style:table-column-properties fo:break-before="auto" style:column-width="3.06916666666667cm" style:use-optimal-column-width="true"/>
    </style:style>
    <style:style style:name="co15" style:family="table-column">
      <style:table-column-properties fo:break-before="auto" style:column-width="2.62466666666667cm" style:use-optimal-column-width="true"/>
    </style:style>
    <style:style style:name="co16" style:family="table-column">
      <style:table-column-properties fo:break-before="auto" style:column-width="1.48166666666667cm" style:use-optimal-column-width="true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nit_calculator_online_scho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number-columns-repeated="16364" table:default-cell-style-name="ce1"/>
        <table:table-row table:style-name="ro1">
          <table:table-cell office:value-type="string" table:style-name="ce2">
            <text:p>Metrics</text:p>
          </table:table-cell>
          <table:table-cell office:value-type="string" table:style-name="ce3">
            <text:p>Fact 05.20-04.21</text:p>
          </table:table-cell>
          <table:table-cell office:value-type="string" table:style-name="ce4">
            <text:p>Changes</text:p>
          </table:table-cell>
          <table:table-cell office:value-type="string" table:style-name="ce3">
            <text:p>Plan for 05.21-04.22</text:p>
          </table:table-cell>
          <table:table-cell table:style-name="ce1">
            <draw:frame draw:z-index="1" draw:id="id0" draw:style-name="a0" draw:name="Диаграмма 1" svg:x="0.11458in" svg:y="0.18576in" svg:width="2.05903in" svg:height="3.5688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">
            <draw:frame draw:z-index="2" draw:id="id1" draw:style-name="a1" draw:name="Диаграмма 2" svg:x="0.92709in" svg:y="0.18924in" svg:width="2.20139in" svg:height="3.5677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5">
            <text:p>avg CPA</text:p>
          </table:table-cell>
          <table:table-cell office:value-type="currency" office:value="2710.0494895263255" table:style-name="ce6">
            <text:p><text:s/>2 710,05 ₽<text:s/></text:p>
          </table:table-cell>
          <table:table-cell office:value-type="percentage" office:value="-0.1" table:style-name="ce7">
            <text:p>-10,0%</text:p>
          </table:table-cell>
          <table:table-cell office:value-type="currency" office:value="2439.0445405736932" table:formula="of:=[.B2]*(1+[.C2])" table:style-name="ce6">
            <text:p><text:s/>2 439,04 ₽<text:s/></text:p>
          </table:table-cell>
          <table:table-cell table:number-columns-repeated="3"/>
          <table:table-cell table:style-name="ce1">
            <draw:frame draw:z-index="3" draw:id="id2" draw:style-name="a2" draw:name="Диаграмма 3" svg:x="1.00837in" svg:y="0in" svg:width="10.5145in" svg:height="3.6076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5">
            <text:p>Purchase convertiom</text:p>
          </table:table-cell>
          <table:table-cell office:value-type="percentage" office:value="0.23391205887903377" table:style-name="ce8">
            <text:p>23,39%</text:p>
          </table:table-cell>
          <table:table-cell office:value-type="percentage" office:value="0.105" table:style-name="ce7">
            <text:p>10,5%</text:p>
          </table:table-cell>
          <table:table-cell office:value-type="percentage" office:value="0.25847282506133229" table:formula="of:=[.B3]*(1+[.C3])" table:style-name="ce8">
            <text:p>25,85%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vg CAC</text:p>
          </table:table-cell>
          <table:table-cell office:value-type="currency" office:value="11585.762198467124" table:formula="of:=[.B2]/[.B3]" table:style-name="ce9">
            <text:p><text:s/>11 585,76 ₽<text:s/></text:p>
          </table:table-cell>
          <table:table-cell table:style-name="ce7"/>
          <table:table-cell office:value-type="currency" office:value="9436.3674014664375" table:formula="of:=[.D2]/[.D3]" table:style-name="ce9">
            <text:p><text:s/>9 436,37 ₽<text:s/>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orrection factor</text:p>
          </table:table-cell>
          <table:table-cell office:value-type="percentage" office:value="1" table:style-name="ce11">
            <text:p>100%</text:p>
          </table:table-cell>
          <table:table-cell office:value-type="percentage" office:value="0.12" table:style-name="ce12">
            <text:p>12,0%</text:p>
          </table:table-cell>
          <table:table-cell office:value-type="percentage" office:value="1.1200000000000001" table:formula="of:=[.B5]*(1+[.C5])" table:style-name="ce13">
            <text:p>112,0%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etention</text:p>
          </table:table-cell>
          <table:table-cell office:value-type="percentage" office:value="0.88552823044460138" table:style-name="ce8">
            <text:p>88,55%</text:p>
          </table:table-cell>
          <table:table-cell office:value-type="percentage" office:value="0.03" table:style-name="ce7">
            <text:p>3,0%</text:p>
          </table:table-cell>
          <table:table-cell office:value-type="percentage" office:value="0.91209407735793946" table:formula="of:=[.B6]*(1+[.C6])" table:style-name="ce8">
            <text:p>91,21%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T</text:p>
          </table:table-cell>
          <table:table-cell office:value-type="float" office:value="8.735778296115619" table:formula="of:=1/(1-[.B6])" table:style-name="ce14">
            <text:p>8,74</text:p>
          </table:table-cell>
          <table:table-cell table:style-name="ce7"/>
          <table:table-cell office:value-type="float" office:value="11.375797784090691" table:formula="of:=1/(1-[.D6])" table:style-name="ce14">
            <text:p>11,38</text:p>
          </table:table-cell>
          <table:table-cell table:number-columns-repeated="16380"/>
        </table:table-row>
        <table:table-row table:style-name="ro1">
          <table:table-cell table:number-columns-repeated="2" table:style-name="ce10"/>
          <table:table-cell table:style-name="ce12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Intensity</text:p>
          </table:table-cell>
          <table:table-cell office:value-type="float" office:value="6.1818911544489268" table:style-name="ce15">
            <text:p>6,18</text:p>
          </table:table-cell>
          <table:table-cell office:value-type="percentage" office:value="0.13" table:style-name="ce7">
            <text:p>13,0%</text:p>
          </table:table-cell>
          <table:table-cell office:value-type="float" office:value="6.9855370045272869" table:formula="of:=[.B9]*(1+[.C9])" table:style-name="ce16">
            <text:p>6,9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T (lessons)</text:p>
          </table:table-cell>
          <table:table-cell office:value-type="float" office:value="54.003630575984062" table:formula="of:=[.B7]*[.B9]" table:style-name="ce14">
            <text:p>54,00</text:p>
          </table:table-cell>
          <table:table-cell table:style-name="ce7"/>
          <table:table-cell office:value-type="float" office:value="79.466056376785033" table:formula="of:=[.D7]*[.D9]" table:style-name="ce14">
            <text:p>79,47</text:p>
          </table:table-cell>
          <table:table-cell table:number-columns-repeated="16380"/>
        </table:table-row>
        <table:table-row table:style-name="ro1">
          <table:table-cell table:number-columns-repeated="2" table:style-name="ce10"/>
          <table:table-cell table:style-name="ce12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1 lesson standart price</text:p>
          </table:table-cell>
          <table:table-cell office:value-type="currency" office:value="1200" table:style-name="ce6">
            <text:p><text:s/>1 200,00 ₽<text:s/></text:p>
          </table:table-cell>
          <table:table-cell office:value-type="percentage" office:value="0" table:style-name="ce7">
            <text:p>0,0%</text:p>
          </table:table-cell>
          <table:table-cell office:value-type="currency" office:value="1200" table:formula="of:=[.B12]*(1+[.C12])" table:style-name="ce6">
            <text:p><text:s/>1 200,00 ₽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iscounts %</text:p>
          </table:table-cell>
          <table:table-cell office:value-type="percentage" office:value="0.11203002680965142" table:formula="of:=([.B12]-[.B14])/[.B12]" table:style-name="ce8">
            <text:p>11,20%</text:p>
          </table:table-cell>
          <table:table-cell office:value-type="percentage" office:value="-0.3" table:style-name="ce7">
            <text:p>-30,0%</text:p>
          </table:table-cell>
          <table:table-cell office:value-type="percentage" office:value="7.8421018766755987E-2" table:formula="of:=[.B13]*(1+[.C13])" table:style-name="ce8">
            <text:p>7,84%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 lesson price in fact(with discouts)</text:p>
          </table:table-cell>
          <table:table-cell office:value-type="currency" office:value="1065.5639678284183" table:formula="of:=SUM([.K28:.K39])/SUM([.G28:.G39])" table:style-name="ce9">
            <text:p><text:s/>1 065,56 ₽<text:s/></text:p>
          </table:table-cell>
          <table:table-cell table:style-name="ce7"/>
          <table:table-cell office:value-type="currency" office:value="1105.8947774798928" table:formula="of:=[.D12]*(1-[.D13])" table:style-name="ce9">
            <text:p><text:s/>1 105,89 ₽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 lesson payment(for teacher)</text:p>
          </table:table-cell>
          <table:table-cell office:value-type="currency" office:value="597.39624664879352" table:style-name="ce6">
            <text:p><text:s/>597,40 ₽<text:s/></text:p>
          </table:table-cell>
          <table:table-cell office:value-type="percentage" office:value="0.15" table:style-name="ce7">
            <text:p>15,0%</text:p>
          </table:table-cell>
          <table:table-cell office:value-type="currency" office:value="687.00568364611252" table:formula="of:=[.B15]*(1+[.C15])" table:style-name="ce6">
            <text:p><text:s/>687,01 ₽<text:s/></text:p>
          </table:table-cell>
          <table:table-cell table:number-columns-repeated="16380"/>
        </table:table-row>
        <table:table-row table:style-name="ro1">
          <table:table-cell table:number-columns-repeated="2" table:style-name="ce10"/>
          <table:table-cell table:style-name="ce17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LTR</text:p>
          </table:table-cell>
          <table:table-cell office:value-type="currency" office:value="57544.322873685669" table:formula="of:=[.B10]*[.B14]" table:style-name="ce18">
            <text:p><text:s/>57 544,32 ₽<text:s/></text:p>
          </table:table-cell>
          <table:table-cell table:style-name="ce19"/>
          <table:table-cell office:value-type="currency" office:value="87881.096734009305" table:formula="of:=[.D10]*[.D14]" table:style-name="ce18">
            <text:p><text:s/>87 881,10 ₽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CAC%</text:p>
          </table:table-cell>
          <table:table-cell office:value-type="percentage" office:value="0.20133631989898962" table:formula="of:=[.B4]/[.B17]" table:style-name="ce20">
            <text:p>20,13%</text:p>
          </table:table-cell>
          <table:table-cell table:style-name="ce19"/>
          <table:table-cell office:value-type="percentage" office:value="0.10737653206613472" table:formula="of:=[.D4]/[.D17]" table:style-name="ce20">
            <text:p>10,74%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Teachers salary%</text:p>
          </table:table-cell>
          <table:table-cell office:value-type="percentage" office:value="0.56063855825217701" table:formula="of:=[.B15]/[.B14]" table:style-name="ce21">
            <text:p>56,06%</text:p>
          </table:table-cell>
          <table:table-cell table:style-name="ce19"/>
          <table:table-cell office:value-type="percentage" office:value="0.62122156432609021" table:formula="of:=[.D15]/[.D14]" table:style-name="ce20">
            <text:p>62,12%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Core-team costs%</text:p>
          </table:table-cell>
          <table:table-cell office:value-type="percentage" office:value="0.14311041119183798" table:formula="of:=SUM([.J28:.J39])/SUM([.K28:.K39])" table:style-name="ce22">
            <text:p>14,31%</text:p>
          </table:table-cell>
          <table:table-cell table:style-name="ce23"/>
          <table:table-cell office:value-type="percentage" office:value="8.2038730895350118E-2" table:formula="of:=SUM([.J40:.J51])/SUM([.K40:.K51])" table:style-name="ce20">
            <text:p>8,20%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Margin%</text:p>
          </table:table-cell>
          <table:table-cell office:value-type="percentage" office:value="9.4914710656995416E-2" table:formula="of:=1-[.B18]-[.B19]-[.B20]" table:style-name="ce22">
            <text:p>9,49%</text:p>
          </table:table-cell>
          <table:table-cell table:style-name="ce23"/>
          <table:table-cell office:value-type="percentage" office:value="0.18936317271242492" table:formula="of:=1-[.D18]-[.D19]-[.D20]" table:style-name="ce22">
            <text:p>18,94%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eriod</text:p>
          </table:table-cell>
          <table:table-cell office:value-type="string" table:style-name="ce1">
            <text:p>registrations</text:p>
          </table:table-cell>
          <table:table-cell office:value-type="string" table:style-name="ce1">
            <text:p>all students</text:p>
          </table:table-cell>
          <table:table-cell office:value-type="string" table:style-name="ce1">
            <text:p>new students</text:p>
          </table:table-cell>
          <table:table-cell office:value-type="string" table:style-name="ce1">
            <text:p>old students</text:p>
          </table:table-cell>
          <table:table-cell office:value-type="string" table:style-name="ce1">
            <text:p>Retention</text:p>
          </table:table-cell>
          <table:table-cell office:value-type="string" table:style-name="ce1">
            <text:p>lessons</text:p>
          </table:table-cell>
          <table:table-cell office:value-type="string" table:style-name="ce1">
            <text:p>Intensity</text:p>
          </table:table-cell>
          <table:table-cell office:value-type="string" table:style-name="ce1">
            <text:p>teachers salary</text:p>
          </table:table-cell>
          <table:table-cell office:value-type="string" table:style-name="ce1">
            <text:p>Core-team costs</text:p>
          </table:table-cell>
          <table:table-cell office:value-type="string" table:style-name="ce1">
            <text:p>Revenue</text:p>
          </table:table-cell>
          <table:table-cell office:value-type="string" table:style-name="ce1">
            <text:p>marketing costs</text:p>
          </table:table-cell>
          <table:table-cell office:value-type="string" table:style-name="ce1">
            <text:p>CPA</text:p>
          </table:table-cell>
          <table:table-cell office:value-type="string" table:style-name="ce1">
            <text:p>CAC</text:p>
          </table:table-cell>
          <table:table-cell office:value-type="string" table:style-name="ce49">
            <text:p>% CAC</text:p>
          </table:table-cell>
          <table:table-cell office:value-type="string" table:style-name="ce51">
            <text:p>% core team costs</text:p>
          </table:table-cell>
          <table:table-cell office:value-type="string" table:style-name="ce48">
            <text:p>% teachers salary</text:p>
          </table:table-cell>
          <table:table-cell office:value-type="string" table:style-name="ce50">
            <text:p>% margin</text:p>
          </table:table-cell>
          <table:table-cell table:number-columns-repeated="16366"/>
        </table:table-row>
        <table:table-row table:style-name="ro1">
          <table:table-cell office:value-type="date" office:date-value="2020-01-01T00:00:00" table:style-name="ce24">
            <text:p>01.01.2020</text:p>
          </table:table-cell>
          <table:table-cell office:value-type="float" office:value="727" table:style-name="ce25">
            <text:p>727</text:p>
          </table:table-cell>
          <table:table-cell office:value-type="float" office:value="146" table:style-name="ce25">
            <text:p>146</text:p>
          </table:table-cell>
          <table:table-cell office:value-type="float" office:value="146" table:style-name="ce26">
            <text:p>146</text:p>
          </table:table-cell>
          <table:table-cell office:value-type="float" office:value="0" table:formula="of:=[.C24]-[.D24]" table:style-name="ce26">
            <text:p>0</text:p>
          </table:table-cell>
          <table:table-cell table:style-name="ce26"/>
          <table:table-cell office:value-type="float" office:value="406" table:style-name="ce26">
            <text:p>406</text:p>
          </table:table-cell>
          <table:table-cell office:value-type="float" office:value="2.7808219178082192" table:formula="of:=[.G24]/[.C24]" table:style-name="ce27">
            <text:p>2,78</text:p>
          </table:table-cell>
          <table:table-cell office:value-type="currency" office:value="481800" table:style-name="ce28">
            <text:p><text:s/>481 800,00 ₽<text:s/></text:p>
          </table:table-cell>
          <table:table-cell office:value-type="currency" office:value="900000" table:style-name="ce28">
            <text:p><text:s/>900 000,00 ₽<text:s/></text:p>
          </table:table-cell>
          <table:table-cell office:value-type="currency" office:value="363600" table:style-name="ce28">
            <text:p><text:s/>363 600,00 ₽<text:s/></text:p>
          </table:table-cell>
          <table:table-cell office:value-type="currency" office:value="4399416" table:style-name="ce28">
            <text:p><text:s/>4 399 416,00 ₽<text:s/></text:p>
          </table:table-cell>
          <table:table-cell office:value-type="currency" office:value="6051.4662998624481" table:formula="of:=[unit_calculator_online_school.$L24]/[unit_calculator_online_school.$B24]" table:style-name="ce28">
            <text:p><text:s/>6 051,47 ₽<text:s/></text:p>
          </table:table-cell>
          <table:table-cell office:value-type="currency" office:value="24172.615384615383" table:style-name="ce28">
            <text:p><text:s/>24 172,62 ₽<text:s/></text:p>
          </table:table-cell>
          <table:table-cell office:value-type="percentage" office:value="0.4200695077718819" table:formula="of:=[.N24]/[.$B$17]" table:style-name="ce29">
            <text:p>42,01%</text:p>
          </table:table-cell>
          <table:table-cell office:value-type="percentage" office:value="2.4752475247524752" table:formula="of:=[.J24]/[.K24]" table:style-name="ce29">
            <text:p>247,52%</text:p>
          </table:table-cell>
          <table:table-cell office:value-type="percentage" office:value="1.3250825082508251" table:formula="of:=[.I24]/[.K24]" table:style-name="ce29">
            <text:p>132,51%</text:p>
          </table:table-cell>
          <table:table-cell office:value-type="percentage" office:value="-3.2203995407751824" table:formula="of:=1-[.P24]-[.Q24]-[.O24]" table:style-name="ce30">
            <text:p>-322,04%</text:p>
          </table:table-cell>
          <table:table-cell table:number-columns-repeated="16366"/>
        </table:table-row>
        <table:table-row table:style-name="ro1">
          <table:table-cell office:value-type="date" office:date-value="2020-02-01T00:00:00" table:style-name="ce31">
            <text:p>01.02.2020</text:p>
          </table:table-cell>
          <table:table-cell office:value-type="float" office:value="781" table:style-name="ce32">
            <text:p>781</text:p>
          </table:table-cell>
          <table:table-cell office:value-type="float" office:value="316" table:style-name="ce32">
            <text:p>316</text:p>
          </table:table-cell>
          <table:table-cell office:value-type="float" office:value="178" table:style-name="ce1">
            <text:p>178</text:p>
          </table:table-cell>
          <table:table-cell office:value-type="float" office:value="138" table:formula="of:=[.C25]-[.D25]" table:style-name="ce32">
            <text:p>138</text:p>
          </table:table-cell>
          <table:table-cell office:value-type="percentage" office:value="0.9452054794520548" table:formula="of:=[.E25]/[.C24]" table:style-name="ce33">
            <text:p>94,52%</text:p>
          </table:table-cell>
          <table:table-cell office:value-type="float" office:value="1706" table:style-name="ce32">
            <text:p>1706</text:p>
          </table:table-cell>
          <table:table-cell office:value-type="float" office:value="5.3987341772151902" table:formula="of:=[.G25]/[.C25]" table:style-name="ce34">
            <text:p>5,40</text:p>
          </table:table-cell>
          <table:table-cell office:value-type="currency" office:value="1290650" table:style-name="ce35">
            <text:p><text:s/>1 290 650,00 ₽<text:s/></text:p>
          </table:table-cell>
          <table:table-cell office:value-type="currency" office:value="900000" table:style-name="ce35">
            <text:p><text:s/>900 000,00 ₽<text:s/></text:p>
          </table:table-cell>
          <table:table-cell office:value-type="currency" office:value="1906560" table:style-name="ce35">
            <text:p><text:s/>1 906 560,00 ₽<text:s/></text:p>
          </table:table-cell>
          <table:table-cell office:value-type="currency" office:value="4661820" table:style-name="ce35">
            <text:p><text:s/>4 661 820,00 ₽<text:s/></text:p>
          </table:table-cell>
          <table:table-cell office:value-type="currency" office:value="5969.0396927016645" table:formula="of:=[unit_calculator_online_school.$L25]/[unit_calculator_online_school.$B25]" table:style-name="ce35">
            <text:p><text:s/>5 969,04 ₽<text:s/></text:p>
          </table:table-cell>
          <table:table-cell office:value-type="currency" office:value="27103.60465116279" table:style-name="ce35">
            <text:p><text:s/>27 103,60 ₽<text:s/></text:p>
          </table:table-cell>
          <table:table-cell office:value-type="percentage" office:value="0.47100397220169471" table:formula="of:=[.N25]/[.$B$17]" table:style-name="ce33">
            <text:p>47,10%</text:p>
          </table:table-cell>
          <table:table-cell office:value-type="percentage" office:value="0.47205438066465255" table:formula="of:=[.J25]/[.K25]" table:style-name="ce33">
            <text:p>47,21%</text:p>
          </table:table-cell>
          <table:table-cell office:value-type="percentage" office:value="0.67695220711648207" table:formula="of:=[.I25]/[.K25]" table:style-name="ce33">
            <text:p>67,70%</text:p>
          </table:table-cell>
          <table:table-cell office:value-type="percentage" office:value="-0.62001055998282939" table:formula="of:=1-[.P25]-[.Q25]-[.O25]" table:style-name="ce36">
            <text:p>-62,00%</text:p>
          </table:table-cell>
          <table:table-cell table:number-columns-repeated="16366"/>
        </table:table-row>
        <table:table-row table:style-name="ro1">
          <table:table-cell office:value-type="date" office:date-value="2020-03-01T00:00:00" table:style-name="ce31">
            <text:p>01.03.2020</text:p>
          </table:table-cell>
          <table:table-cell office:value-type="float" office:value="954" table:style-name="ce32">
            <text:p>954</text:p>
          </table:table-cell>
          <table:table-cell office:value-type="float" office:value="517" table:style-name="ce32">
            <text:p>517</text:p>
          </table:table-cell>
          <table:table-cell office:value-type="float" office:value="233" table:style-name="ce1">
            <text:p>233</text:p>
          </table:table-cell>
          <table:table-cell office:value-type="float" office:value="284" table:formula="of:=[.C26]-[.D26]" table:style-name="ce32">
            <text:p>284</text:p>
          </table:table-cell>
          <table:table-cell office:value-type="percentage" office:value="0.89873417721518989" table:formula="of:=[.E26]/[.C25]" table:style-name="ce33">
            <text:p>89,87%</text:p>
          </table:table-cell>
          <table:table-cell office:value-type="float" office:value="2788" table:style-name="ce32">
            <text:p>2788</text:p>
          </table:table-cell>
          <table:table-cell office:value-type="float" office:value="5.3926499032882012" table:formula="of:=[.G26]/[.C26]" table:style-name="ce34">
            <text:p>5,39</text:p>
          </table:table-cell>
          <table:table-cell office:value-type="currency" office:value="2024450" table:style-name="ce35">
            <text:p><text:s/>2 024 450,00 ₽<text:s/></text:p>
          </table:table-cell>
          <table:table-cell office:value-type="currency" office:value="900000" table:style-name="ce35">
            <text:p><text:s/>900 000,00 ₽<text:s/></text:p>
          </table:table-cell>
          <table:table-cell office:value-type="currency" office:value="3086160" table:style-name="ce35">
            <text:p><text:s/>3 086 160,00 ₽<text:s/></text:p>
          </table:table-cell>
          <table:table-cell office:value-type="currency" office:value="4359506.8899999987" table:style-name="ce35">
            <text:p><text:s/>4 359 506,89 ₽<text:s/></text:p>
          </table:table-cell>
          <table:table-cell office:value-type="currency" office:value="4569.7137211740028" table:formula="of:=[unit_calculator_online_school.$L26]/[unit_calculator_online_school.$B26]" table:style-name="ce35">
            <text:p><text:s/>4 569,71 ₽<text:s/></text:p>
          </table:table-cell>
          <table:table-cell office:value-type="currency" office:value="18790.977974137924" table:style-name="ce35">
            <text:p><text:s/>18 790,98 ₽<text:s/></text:p>
          </table:table-cell>
          <table:table-cell office:value-type="percentage" office:value="0.32654790317692334" table:formula="of:=[.N26]/[.$B$17]" table:style-name="ce33">
            <text:p>32,65%</text:p>
          </table:table-cell>
          <table:table-cell office:value-type="percentage" office:value="0.29162454312154912" table:formula="of:=[.J26]/[.K26]" table:style-name="ce33">
            <text:p>29,16%</text:p>
          </table:table-cell>
          <table:table-cell office:value-type="percentage" office:value="0.65597700702491124" table:formula="of:=[.I26]/[.K26]" table:style-name="ce33">
            <text:p>65,60%</text:p>
          </table:table-cell>
          <table:table-cell office:value-type="percentage" office:value="-0.27414945332338375" table:formula="of:=1-[.P26]-[.Q26]-[.O26]" table:style-name="ce36">
            <text:p>-27,41%</text:p>
          </table:table-cell>
          <table:table-cell table:number-columns-repeated="16366"/>
        </table:table-row>
        <table:table-row table:style-name="ro2">
          <table:table-cell office:value-type="date" office:date-value="2020-04-01T00:00:00" table:style-name="ce37">
            <text:p>01.04.2020</text:p>
          </table:table-cell>
          <table:table-cell office:value-type="float" office:value="842" table:style-name="ce38">
            <text:p>842</text:p>
          </table:table-cell>
          <table:table-cell office:value-type="float" office:value="662" table:style-name="ce38">
            <text:p>662</text:p>
          </table:table-cell>
          <table:table-cell office:value-type="float" office:value="194" table:style-name="ce39">
            <text:p>194</text:p>
          </table:table-cell>
          <table:table-cell office:value-type="float" office:value="468" table:formula="of:=[.C27]-[.D27]" table:style-name="ce38">
            <text:p>468</text:p>
          </table:table-cell>
          <table:table-cell office:value-type="percentage" office:value="0.90522243713733075" table:formula="of:=[.E27]/[.C26]" table:style-name="ce40">
            <text:p>90,52%</text:p>
          </table:table-cell>
          <table:table-cell office:value-type="float" office:value="3652" table:style-name="ce38">
            <text:p>3652</text:p>
          </table:table-cell>
          <table:table-cell office:value-type="float" office:value="5.5166163141993954" table:formula="of:=[.G27]/[.C27]" table:style-name="ce41">
            <text:p>5,52</text:p>
          </table:table-cell>
          <table:table-cell office:value-type="currency" office:value="2392600" table:style-name="ce42">
            <text:p><text:s/>2 392 600,00 ₽<text:s/></text:p>
          </table:table-cell>
          <table:table-cell office:value-type="currency" office:value="900000" table:style-name="ce42">
            <text:p><text:s/>900 000,00 ₽<text:s/></text:p>
          </table:table-cell>
          <table:table-cell office:value-type="currency" office:value="4036320" table:style-name="ce42">
            <text:p><text:s/>4 036 320,00 ₽<text:s/></text:p>
          </table:table-cell>
          <table:table-cell office:value-type="currency" office:value="2940624.84" table:style-name="ce42">
            <text:p><text:s/>2 940 624,84 ₽<text:s/></text:p>
          </table:table-cell>
          <table:table-cell office:value-type="currency" office:value="3492.4285510688833" table:formula="of:=[unit_calculator_online_school.$L27]/[unit_calculator_online_school.$B27]" table:style-name="ce42">
            <text:p><text:s/>3 492,43 ₽<text:s/></text:p>
          </table:table-cell>
          <table:table-cell office:value-type="currency" office:value="14777.009246231155" table:style-name="ce42">
            <text:p><text:s/>14 777,01 ₽<text:s/></text:p>
          </table:table-cell>
          <table:table-cell office:value-type="percentage" office:value="0.25679352033853725" table:formula="of:=[.N27]/[.$B$17]" table:style-name="ce40">
            <text:p>25,68%</text:p>
          </table:table-cell>
          <table:table-cell office:value-type="percentage" office:value="0.22297538351765964" table:formula="of:=[.J27]/[.K27]" table:style-name="ce40">
            <text:p>22,30%</text:p>
          </table:table-cell>
          <table:table-cell office:value-type="percentage" office:value="0.59276766956039162" table:formula="of:=[.I27]/[.K27]" table:style-name="ce40">
            <text:p>59,28%</text:p>
          </table:table-cell>
          <table:table-cell office:value-type="percentage" office:value="-7.2536573416588535E-2" table:formula="of:=1-[.P27]-[.Q27]-[.O27]" table:style-name="ce43">
            <text:p>-7,25%</text:p>
          </table:table-cell>
          <table:table-cell table:number-columns-repeated="16366"/>
        </table:table-row>
        <table:table-row table:style-name="ro1">
          <table:table-cell office:value-type="date" office:date-value="2020-05-01T00:00:00" table:style-name="ce31">
            <text:p>01.05.2020</text:p>
          </table:table-cell>
          <table:table-cell office:value-type="float" office:value="841" table:style-name="ce32">
            <text:p>841</text:p>
          </table:table-cell>
          <table:table-cell office:value-type="float" office:value="809" table:style-name="ce32">
            <text:p>809</text:p>
          </table:table-cell>
          <table:table-cell office:value-type="float" office:value="209" table:style-name="ce1">
            <text:p>209</text:p>
          </table:table-cell>
          <table:table-cell office:value-type="float" office:value="600" table:formula="of:=[.C28]-[.D28]" table:style-name="ce32">
            <text:p>600</text:p>
          </table:table-cell>
          <table:table-cell office:value-type="percentage" office:value="0.90634441087613293" table:formula="of:=[.E28]/[.C27]" table:style-name="ce44">
            <text:p>90,63%</text:p>
          </table:table-cell>
          <table:table-cell office:value-type="float" office:value="4451" table:style-name="ce32">
            <text:p>4451</text:p>
          </table:table-cell>
          <table:table-cell office:value-type="float" office:value="5.5018541409147099" table:formula="of:=[.G28]/[.C28]" table:style-name="ce34">
            <text:p>5,50</text:p>
          </table:table-cell>
          <table:table-cell office:value-type="currency" office:value="2817000" table:style-name="ce45">
            <text:p><text:s/>2 817 000,00 ₽<text:s/></text:p>
          </table:table-cell>
          <table:table-cell office:value-type="currency" office:value="900000" table:style-name="ce45">
            <text:p><text:s/>900 000,00 ₽<text:s/></text:p>
          </table:table-cell>
          <table:table-cell office:value-type="currency" office:value="4953360" table:style-name="ce45">
            <text:p><text:s/>4 953 360,00 ₽<text:s/></text:p>
          </table:table-cell>
          <table:table-cell office:value-type="currency" office:value="2818615.8000000003" table:style-name="ce45">
            <text:p><text:s/>2 818 615,80 ₽<text:s/></text:p>
          </table:table-cell>
          <table:table-cell office:value-type="currency" office:value="3351.5051129607614" table:formula="of:=[unit_calculator_online_school.$L28]/[unit_calculator_online_school.$B28]" table:style-name="ce45">
            <text:p><text:s/>3 351,51 ₽<text:s/></text:p>
          </table:table-cell>
          <table:table-cell office:value-type="currency" office:value="13884.806896551725" table:style-name="ce45">
            <text:p><text:s/>13 884,81 ₽<text:s/></text:p>
          </table:table-cell>
          <table:table-cell office:value-type="percentage" office:value="0.24128890919491697" table:formula="of:=[.N28]/[.$B$17]" table:style-name="ce44">
            <text:p>24,13%</text:p>
          </table:table-cell>
          <table:table-cell office:value-type="percentage" office:value="0.18169484955666457" table:formula="of:=[.J28]/[.K28]" table:style-name="ce44">
            <text:p>18,17%</text:p>
          </table:table-cell>
          <table:table-cell office:value-type="percentage" office:value="0.56870487911236012" table:formula="of:=[.I28]/[.K28]" table:style-name="ce44">
            <text:p>56,87%</text:p>
          </table:table-cell>
          <table:table-cell office:value-type="percentage" office:value="8.3113621360583201E-3" table:formula="of:=1-[.P28]-[.Q28]-[.O28]" table:style-name="ce36">
            <text:p>0,83%</text:p>
          </table:table-cell>
          <table:table-cell table:number-columns-repeated="16366"/>
        </table:table-row>
        <table:table-row table:style-name="ro1">
          <table:table-cell office:value-type="date" office:date-value="2020-06-01T00:00:00" table:style-name="ce31">
            <text:p>01.06.2020</text:p>
          </table:table-cell>
          <table:table-cell office:value-type="float" office:value="832" table:style-name="ce32">
            <text:p>832</text:p>
          </table:table-cell>
          <table:table-cell office:value-type="float" office:value="797" table:style-name="ce32">
            <text:p>797</text:p>
          </table:table-cell>
          <table:table-cell office:value-type="float" office:value="206" table:style-name="ce1">
            <text:p>206</text:p>
          </table:table-cell>
          <table:table-cell office:value-type="float" office:value="591" table:formula="of:=[.C29]-[.D29]" table:style-name="ce32">
            <text:p>591</text:p>
          </table:table-cell>
          <table:table-cell office:value-type="percentage" office:value="0.73053152039555003" table:formula="of:=[.E29]/[.C28]" table:style-name="ce44">
            <text:p>73,05%</text:p>
          </table:table-cell>
          <table:table-cell office:value-type="float" office:value="4002" table:style-name="ce32">
            <text:p>4002</text:p>
          </table:table-cell>
          <table:table-cell office:value-type="float" office:value="5.0213299874529485" table:formula="of:=[.G29]/[.C29]" table:style-name="ce34">
            <text:p>5,02</text:p>
          </table:table-cell>
          <table:table-cell office:value-type="currency" office:value="2534350" table:style-name="ce45">
            <text:p><text:s/>2 534 350,00 ₽<text:s/></text:p>
          </table:table-cell>
          <table:table-cell office:value-type="currency" office:value="900000" table:style-name="ce45">
            <text:p><text:s/>900 000,00 ₽<text:s/></text:p>
          </table:table-cell>
          <table:table-cell office:value-type="currency" office:value="4454880" table:style-name="ce45">
            <text:p><text:s/>4 454 880,00 ₽<text:s/></text:p>
          </table:table-cell>
          <table:table-cell office:value-type="currency" office:value="2522274.2999999998" table:style-name="ce45">
            <text:p><text:s/>2 522 274,30 ₽<text:s/></text:p>
          </table:table-cell>
          <table:table-cell office:value-type="currency" office:value="3031.5796874999996" table:formula="of:=[unit_calculator_online_school.$L29]/[unit_calculator_online_school.$B29]" table:style-name="ce45">
            <text:p><text:s/>3 031,58 ₽<text:s/></text:p>
          </table:table-cell>
          <table:table-cell office:value-type="currency" office:value="11786.328504672896" table:style-name="ce45">
            <text:p><text:s/>11 786,33 ₽<text:s/></text:p>
          </table:table-cell>
          <table:table-cell office:value-type="percentage" office:value="0.2048217428945131" table:formula="of:=[.N29]/[.$B$17]" table:style-name="ce44">
            <text:p>20,48%</text:p>
          </table:table-cell>
          <table:table-cell office:value-type="percentage" office:value="0.20202564378838486" table:formula="of:=[.J29]/[.K29]" table:style-name="ce44">
            <text:p>20,20%</text:p>
          </table:table-cell>
          <table:table-cell office:value-type="percentage" office:value="0.56889298926121468" table:formula="of:=[.I29]/[.K29]" table:style-name="ce44">
            <text:p>56,89%</text:p>
          </table:table-cell>
          <table:table-cell office:value-type="percentage" office:value="2.4259624055887385E-2" table:formula="of:=1-[.P29]-[.Q29]-[.O29]" table:style-name="ce36">
            <text:p>2,43%</text:p>
          </table:table-cell>
          <table:table-cell table:number-columns-repeated="16366"/>
        </table:table-row>
        <table:table-row table:style-name="ro1">
          <table:table-cell office:value-type="date" office:date-value="2020-07-01T00:00:00" table:style-name="ce31">
            <text:p>01.07.2020</text:p>
          </table:table-cell>
          <table:table-cell office:value-type="float" office:value="908" table:style-name="ce32">
            <text:p>908</text:p>
          </table:table-cell>
          <table:table-cell office:value-type="float" office:value="895" table:style-name="ce32">
            <text:p>895</text:p>
          </table:table-cell>
          <table:table-cell office:value-type="float" office:value="202" table:style-name="ce1">
            <text:p>202</text:p>
          </table:table-cell>
          <table:table-cell office:value-type="float" office:value="693" table:formula="of:=[.C30]-[.D30]" table:style-name="ce32">
            <text:p>693</text:p>
          </table:table-cell>
          <table:table-cell office:value-type="percentage" office:value="0.86951066499372642" table:formula="of:=[.E30]/[.C29]" table:style-name="ce44">
            <text:p>86,95%</text:p>
          </table:table-cell>
          <table:table-cell office:value-type="float" office:value="4537" table:style-name="ce32">
            <text:p>4537</text:p>
          </table:table-cell>
          <table:table-cell office:value-type="float" office:value="5.06927374301676" table:formula="of:=[.G30]/[.C30]" table:style-name="ce34">
            <text:p>5,07</text:p>
          </table:table-cell>
          <table:table-cell office:value-type="currency" office:value="2786550" table:style-name="ce45">
            <text:p><text:s/>2 786 550,00 ₽<text:s/></text:p>
          </table:table-cell>
          <table:table-cell office:value-type="currency" office:value="900000" table:style-name="ce45">
            <text:p><text:s/>900 000,00 ₽<text:s/></text:p>
          </table:table-cell>
          <table:table-cell office:value-type="currency" office:value="5027520" table:style-name="ce45">
            <text:p><text:s/>5 027 520,00 ₽<text:s/></text:p>
          </table:table-cell>
          <table:table-cell office:value-type="currency" office:value="2200325.4" table:style-name="ce45">
            <text:p><text:s/>2 200 325,40 ₽<text:s/></text:p>
          </table:table-cell>
          <table:table-cell office:value-type="currency" office:value="2423.265859030837" table:formula="of:=[unit_calculator_online_school.$L30]/[unit_calculator_online_school.$B30]" table:style-name="ce45">
            <text:p><text:s/>2 423,27 ₽<text:s/></text:p>
          </table:table-cell>
          <table:table-cell office:value-type="currency" office:value="11580.66" table:style-name="ce45">
            <text:p><text:s/>11 580,66 ₽<text:s/></text:p>
          </table:table-cell>
          <table:table-cell office:value-type="percentage" office:value="0.20124765435889241" table:formula="of:=[.N30]/[.$B$17]" table:style-name="ce44">
            <text:p>20,12%</text:p>
          </table:table-cell>
          <table:table-cell office:value-type="percentage" office:value="0.17901470307427916" table:formula="of:=[.J30]/[.K30]" table:style-name="ce44">
            <text:p>17,90%</text:p>
          </table:table-cell>
          <table:table-cell office:value-type="percentage" office:value="0.55425935650181402" table:formula="of:=[.I30]/[.K30]" table:style-name="ce44">
            <text:p>55,43%</text:p>
          </table:table-cell>
          <table:table-cell office:value-type="percentage" office:value="6.5478286065014435E-2" table:formula="of:=1-[.P30]-[.Q30]-[.O30]" table:style-name="ce36">
            <text:p>6,55%</text:p>
          </table:table-cell>
          <table:table-cell table:number-columns-repeated="16366"/>
        </table:table-row>
        <table:table-row table:style-name="ro1">
          <table:table-cell office:value-type="date" office:date-value="2020-08-01T00:00:00" table:style-name="ce31">
            <text:p>01.08.2020</text:p>
          </table:table-cell>
          <table:table-cell office:value-type="float" office:value="822" table:style-name="ce32">
            <text:p>822</text:p>
          </table:table-cell>
          <table:table-cell office:value-type="float" office:value="925" table:style-name="ce32">
            <text:p>925</text:p>
          </table:table-cell>
          <table:table-cell office:value-type="float" office:value="186" table:style-name="ce1">
            <text:p>186</text:p>
          </table:table-cell>
          <table:table-cell office:value-type="float" office:value="739" table:formula="of:=[.C31]-[.D31]" table:style-name="ce32">
            <text:p>739</text:p>
          </table:table-cell>
          <table:table-cell office:value-type="percentage" office:value="0.82569832402234633" table:formula="of:=[.E31]/[.C30]" table:style-name="ce44">
            <text:p>82,57%</text:p>
          </table:table-cell>
          <table:table-cell office:value-type="float" office:value="5036" table:style-name="ce32">
            <text:p>5036</text:p>
          </table:table-cell>
          <table:table-cell office:value-type="float" office:value="5.4443243243243247" table:formula="of:=[.G31]/[.C31]" table:style-name="ce34">
            <text:p>5,44</text:p>
          </table:table-cell>
          <table:table-cell office:value-type="currency" office:value="3045650" table:style-name="ce45">
            <text:p><text:s/>3 045 650,00 ₽<text:s/></text:p>
          </table:table-cell>
          <table:table-cell office:value-type="currency" office:value="1200000" table:style-name="ce45">
            <text:p><text:s/>1 200 000,00 ₽<text:s/></text:p>
          </table:table-cell>
          <table:table-cell office:value-type="currency" office:value="5588160" table:style-name="ce45">
            <text:p><text:s/>5 588 160,00 ₽<text:s/></text:p>
          </table:table-cell>
          <table:table-cell office:value-type="currency" office:value="2411423.04" table:style-name="ce45">
            <text:p><text:s/>2 411 423,04 ₽<text:s/></text:p>
          </table:table-cell>
          <table:table-cell office:value-type="currency" office:value="2933.6046715328466" table:formula="of:=[unit_calculator_online_school.$L31]/[unit_calculator_online_school.$B31]" table:style-name="ce45">
            <text:p><text:s/>2 933,60 ₽<text:s/></text:p>
          </table:table-cell>
          <table:table-cell office:value-type="currency" office:value="11878.931231527094" table:style-name="ce45">
            <text:p><text:s/>11 878,93 ₽<text:s/></text:p>
          </table:table-cell>
          <table:table-cell office:value-type="percentage" office:value="0.20643098464469356" table:formula="of:=[.N31]/[.$B$17]" table:style-name="ce44">
            <text:p>20,64%</text:p>
          </table:table-cell>
          <table:table-cell office:value-type="percentage" office:value="0.21473973544064592" table:formula="of:=[.J31]/[.K31]" table:style-name="ce44">
            <text:p>21,47%</text:p>
          </table:table-cell>
          <table:table-cell office:value-type="percentage" office:value="0.54501839603733604" table:formula="of:=[.I31]/[.K31]" table:style-name="ce44">
            <text:p>54,50%</text:p>
          </table:table-cell>
          <table:table-cell office:value-type="percentage" office:value="3.3810883877324449E-2" table:formula="of:=1-[.P31]-[.Q31]-[.O31]" table:style-name="ce36">
            <text:p>3,38%</text:p>
          </table:table-cell>
          <table:table-cell table:number-columns-repeated="16366"/>
        </table:table-row>
        <table:table-row table:style-name="ro1">
          <table:table-cell office:value-type="date" office:date-value="2020-09-01T00:00:00" table:style-name="ce31">
            <text:p>01.09.2020</text:p>
          </table:table-cell>
          <table:table-cell office:value-type="float" office:value="911" table:style-name="ce32">
            <text:p>911</text:p>
          </table:table-cell>
          <table:table-cell office:value-type="float" office:value="1087" table:style-name="ce32">
            <text:p>1087</text:p>
          </table:table-cell>
          <table:table-cell office:value-type="float" office:value="212" table:style-name="ce1">
            <text:p>212</text:p>
          </table:table-cell>
          <table:table-cell office:value-type="float" office:value="875" table:formula="of:=[.C32]-[.D32]" table:style-name="ce32">
            <text:p>875</text:p>
          </table:table-cell>
          <table:table-cell office:value-type="percentage" office:value="0.94594594594594594" table:formula="of:=[.E32]/[.C31]" table:style-name="ce44">
            <text:p>94,59%</text:p>
          </table:table-cell>
          <table:table-cell office:value-type="float" office:value="7175" table:style-name="ce32">
            <text:p>7175</text:p>
          </table:table-cell>
          <table:table-cell office:value-type="float" office:value="6.6007359705611774" table:formula="of:=[.G32]/[.C32]" table:style-name="ce34">
            <text:p>6,60</text:p>
          </table:table-cell>
          <table:table-cell office:value-type="currency" office:value="4387250" table:style-name="ce45">
            <text:p><text:s/>4 387 250,00 ₽<text:s/></text:p>
          </table:table-cell>
          <table:table-cell office:value-type="currency" office:value="1200000" table:style-name="ce45">
            <text:p><text:s/>1 200 000,00 ₽<text:s/></text:p>
          </table:table-cell>
          <table:table-cell office:value-type="currency" office:value="7974240" table:style-name="ce45">
            <text:p><text:s/>7 974 240,00 ₽<text:s/></text:p>
          </table:table-cell>
          <table:table-cell office:value-type="currency" office:value="2743733.68" table:style-name="ce45">
            <text:p><text:s/>2 743 733,68 ₽<text:s/></text:p>
          </table:table-cell>
          <table:table-cell office:value-type="currency" office:value="3011.7823051591658" table:formula="of:=[unit_calculator_online_school.$L32]/[unit_calculator_online_school.$B32]" table:style-name="ce45">
            <text:p><text:s/>3 011,78 ₽<text:s/></text:p>
          </table:table-cell>
          <table:table-cell office:value-type="currency" office:value="13384.066731707318" table:style-name="ce45">
            <text:p><text:s/>13 384,07 ₽<text:s/></text:p>
          </table:table-cell>
          <table:table-cell office:value-type="percentage" office:value="0.23258709223299753" table:formula="of:=[.N32]/[.$B$17]" table:style-name="ce44">
            <text:p>23,26%</text:p>
          </table:table-cell>
          <table:table-cell office:value-type="percentage" office:value="0.15048456028411486" table:formula="of:=[.J32]/[.K32]" table:style-name="ce44">
            <text:p>15,05%</text:p>
          </table:table-cell>
          <table:table-cell office:value-type="percentage" office:value="0.55017782258873571" table:formula="of:=[.I32]/[.K32]" table:style-name="ce44">
            <text:p>55,02%</text:p>
          </table:table-cell>
          <table:table-cell office:value-type="percentage" office:value="6.6750524894151925E-2" table:formula="of:=1-[.P32]-[.Q32]-[.O32]" table:style-name="ce36">
            <text:p>6,68%</text:p>
          </table:table-cell>
          <table:table-cell table:number-columns-repeated="16366"/>
        </table:table-row>
        <table:table-row table:style-name="ro1">
          <table:table-cell office:value-type="date" office:date-value="2020-10-01T00:00:00" table:style-name="ce31">
            <text:p>01.10.2020</text:p>
          </table:table-cell>
          <table:table-cell office:value-type="float" office:value="932" table:style-name="ce32">
            <text:p>932</text:p>
          </table:table-cell>
          <table:table-cell office:value-type="float" office:value="1237" table:style-name="ce32">
            <text:p>1237</text:p>
          </table:table-cell>
          <table:table-cell office:value-type="float" office:value="212" table:style-name="ce1">
            <text:p>212</text:p>
          </table:table-cell>
          <table:table-cell office:value-type="float" office:value="1025" table:formula="of:=[.C33]-[.D33]" table:style-name="ce32">
            <text:p>1025</text:p>
          </table:table-cell>
          <table:table-cell office:value-type="percentage" office:value="0.94296228150873962" table:formula="of:=[.E33]/[.C32]" table:style-name="ce44">
            <text:p>94,30%</text:p>
          </table:table-cell>
          <table:table-cell office:value-type="float" office:value="8552" table:style-name="ce32">
            <text:p>8552</text:p>
          </table:table-cell>
          <table:table-cell office:value-type="float" office:value="6.9135004042037185" table:formula="of:=[.G33]/[.C33]" table:style-name="ce34">
            <text:p>6,91</text:p>
          </table:table-cell>
          <table:table-cell office:value-type="currency" office:value="5150550" table:style-name="ce45">
            <text:p><text:s/>5 150 550,00 ₽<text:s/></text:p>
          </table:table-cell>
          <table:table-cell office:value-type="currency" office:value="1200000" table:style-name="ce45">
            <text:p><text:s/>1 200 000,00 ₽<text:s/></text:p>
          </table:table-cell>
          <table:table-cell office:value-type="currency" office:value="9486720" table:style-name="ce45">
            <text:p><text:s/>9 486 720,00 ₽<text:s/></text:p>
          </table:table-cell>
          <table:table-cell office:value-type="currency" office:value="2699845.44" table:style-name="ce45">
            <text:p><text:s/>2 699 845,44 ₽<text:s/></text:p>
          </table:table-cell>
          <table:table-cell office:value-type="currency" office:value="2896.8298712446353" table:formula="of:=[unit_calculator_online_school.$L33]/[unit_calculator_online_school.$B33]" table:style-name="ce45">
            <text:p><text:s/>2 896,83 ₽<text:s/></text:p>
          </table:table-cell>
          <table:table-cell office:value-type="currency" office:value="12616.100186915888" table:style-name="ce45">
            <text:p><text:s/>12 616,10 ₽<text:s/></text:p>
          </table:table-cell>
          <table:table-cell office:value-type="percentage" office:value="0.21924143958751977" table:formula="of:=[.N33]/[.$B$17]" table:style-name="ce44">
            <text:p>21,92%</text:p>
          </table:table-cell>
          <table:table-cell office:value-type="percentage" office:value="0.12649261283141064" table:formula="of:=[.J33]/[.K33]" table:style-name="ce44">
            <text:p>12,65%</text:p>
          </table:table-cell>
          <table:table-cell office:value-type="percentage" office:value="0.54292210584901845" table:formula="of:=[.I33]/[.K33]" table:style-name="ce44">
            <text:p>54,29%</text:p>
          </table:table-cell>
          <table:table-cell office:value-type="percentage" office:value="0.11134384173205111" table:formula="of:=1-[.P33]-[.Q33]-[.O33]" table:style-name="ce36">
            <text:p>11,13%</text:p>
          </table:table-cell>
          <table:table-cell table:number-columns-repeated="16366"/>
        </table:table-row>
        <table:table-row table:style-name="ro1">
          <table:table-cell office:value-type="date" office:date-value="2020-11-01T00:00:00" table:style-name="ce31">
            <text:p>01.11.2020</text:p>
          </table:table-cell>
          <table:table-cell office:value-type="float" office:value="813" table:style-name="ce32">
            <text:p>813</text:p>
          </table:table-cell>
          <table:table-cell office:value-type="float" office:value="1333" table:style-name="ce32">
            <text:p>1333</text:p>
          </table:table-cell>
          <table:table-cell office:value-type="float" office:value="207" table:style-name="ce1">
            <text:p>207</text:p>
          </table:table-cell>
          <table:table-cell office:value-type="float" office:value="1126" table:formula="of:=[.C34]-[.D34]" table:style-name="ce32">
            <text:p>1126</text:p>
          </table:table-cell>
          <table:table-cell office:value-type="percentage" office:value="0.91026677445432502" table:formula="of:=[.E34]/[.C33]" table:style-name="ce44">
            <text:p>91,03%</text:p>
          </table:table-cell>
          <table:table-cell office:value-type="float" office:value="9073" table:style-name="ce32">
            <text:p>9073</text:p>
          </table:table-cell>
          <table:table-cell office:value-type="float" office:value="6.806451612903226" table:formula="of:=[.G34]/[.C34]" table:style-name="ce34">
            <text:p>6,81</text:p>
          </table:table-cell>
          <table:table-cell office:value-type="currency" office:value="5435400" table:style-name="ce45">
            <text:p><text:s/>5 435 400,00 ₽<text:s/></text:p>
          </table:table-cell>
          <table:table-cell office:value-type="currency" office:value="1200000" table:style-name="ce45">
            <text:p><text:s/>1 200 000,00 ₽<text:s/></text:p>
          </table:table-cell>
          <table:table-cell office:value-type="currency" office:value="10096080" table:style-name="ce45">
            <text:p><text:s/>10 096 080,00 ₽<text:s/></text:p>
          </table:table-cell>
          <table:table-cell office:value-type="currency" office:value="2440637.6399999997" table:style-name="ce45">
            <text:p><text:s/>2 440 637,64 ₽<text:s/></text:p>
          </table:table-cell>
          <table:table-cell office:value-type="currency" office:value="3002.0143173431729" table:formula="of:=[unit_calculator_online_school.$L34]/[unit_calculator_online_school.$B34]" table:style-name="ce45">
            <text:p><text:s/>3 002,01 ₽<text:s/></text:p>
          </table:table-cell>
          <table:table-cell office:value-type="currency" office:value="11733.834807692307" table:style-name="ce45">
            <text:p><text:s/>11 733,83 ₽<text:s/></text:p>
          </table:table-cell>
          <table:table-cell office:value-type="percentage" office:value="0.20390951221111769" table:formula="of:=[.N34]/[.$B$17]" table:style-name="ce44">
            <text:p>20,39%</text:p>
          </table:table-cell>
          <table:table-cell office:value-type="percentage" office:value="0.11885801221860366" table:formula="of:=[.J34]/[.K34]" table:style-name="ce44">
            <text:p>11,89%</text:p>
          </table:table-cell>
          <table:table-cell office:value-type="percentage" office:value="0.53836736634416527" table:formula="of:=[.I34]/[.K34]" table:style-name="ce44">
            <text:p>53,84%</text:p>
          </table:table-cell>
          <table:table-cell office:value-type="percentage" office:value="0.13886510922611334" table:formula="of:=1-[.P34]-[.Q34]-[.O34]" table:style-name="ce36">
            <text:p>13,89%</text:p>
          </table:table-cell>
          <table:table-cell table:number-columns-repeated="16366"/>
        </table:table-row>
        <table:table-row table:style-name="ro1">
          <table:table-cell office:value-type="date" office:date-value="2020-12-01T00:00:00" table:style-name="ce31">
            <text:p>01.12.2020</text:p>
          </table:table-cell>
          <table:table-cell office:value-type="float" office:value="1011" table:style-name="ce32">
            <text:p>1011</text:p>
          </table:table-cell>
          <table:table-cell office:value-type="float" office:value="1415" table:style-name="ce32">
            <text:p>1415</text:p>
          </table:table-cell>
          <table:table-cell office:value-type="float" office:value="208" table:style-name="ce1">
            <text:p>208</text:p>
          </table:table-cell>
          <table:table-cell office:value-type="float" office:value="1207" table:formula="of:=[.C35]-[.D35]" table:style-name="ce32">
            <text:p>1207</text:p>
          </table:table-cell>
          <table:table-cell office:value-type="percentage" office:value="0.90547636909227303" table:formula="of:=[.E35]/[.C34]" table:style-name="ce44">
            <text:p>90,55%</text:p>
          </table:table-cell>
          <table:table-cell office:value-type="float" office:value="9509" table:style-name="ce32">
            <text:p>9509</text:p>
          </table:table-cell>
          <table:table-cell office:value-type="float" office:value="6.7201413427561834" table:formula="of:=[.G35]/[.C35]" table:style-name="ce34">
            <text:p>6,72</text:p>
          </table:table-cell>
          <table:table-cell office:value-type="currency" office:value="5631900" table:style-name="ce45">
            <text:p><text:s/>5 631 900,00 ₽<text:s/></text:p>
          </table:table-cell>
          <table:table-cell office:value-type="currency" office:value="1200000" table:style-name="ce45">
            <text:p><text:s/>1 200 000,00 ₽<text:s/></text:p>
          </table:table-cell>
          <table:table-cell office:value-type="currency" office:value="10566000" table:style-name="ce45">
            <text:p><text:s/>10 566 000,00 ₽<text:s/></text:p>
          </table:table-cell>
          <table:table-cell office:value-type="currency" office:value="2473484" table:style-name="ce45">
            <text:p><text:s/>2 473 484,00 ₽<text:s/></text:p>
          </table:table-cell>
          <table:table-cell office:value-type="currency" office:value="2446.5717111770523" table:formula="of:=[unit_calculator_online_school.$L35]/[unit_calculator_online_school.$B35]" table:style-name="ce45">
            <text:p><text:s/>2 446,57 ₽<text:s/></text:p>
          </table:table-cell>
          <table:table-cell office:value-type="currency" office:value="12065.775609756098" table:style-name="ce45">
            <text:p><text:s/>12 065,78 ₽<text:s/></text:p>
          </table:table-cell>
          <table:table-cell office:value-type="percentage" office:value="0.20967794922605013" table:formula="of:=[.N35]/[.$B$17]" table:style-name="ce44">
            <text:p>20,97%</text:p>
          </table:table-cell>
          <table:table-cell office:value-type="percentage" office:value="0.11357183418512209" table:formula="of:=[.J35]/[.K35]" table:style-name="ce44">
            <text:p>11,36%</text:p>
          </table:table-cell>
          <table:table-cell office:value-type="percentage" office:value="0.53302101078932429" table:formula="of:=[.I35]/[.K35]" table:style-name="ce44">
            <text:p>53,30%</text:p>
          </table:table-cell>
          <table:table-cell office:value-type="percentage" office:value="0.14372920579950352" table:formula="of:=1-[.P35]-[.Q35]-[.O35]" table:style-name="ce36">
            <text:p>14,37%</text:p>
          </table:table-cell>
          <table:table-cell table:number-columns-repeated="16366"/>
        </table:table-row>
        <table:table-row table:style-name="ro1">
          <table:table-cell office:value-type="date" office:date-value="2021-01-01T00:00:00" table:style-name="ce31">
            <text:p>01.01.2021</text:p>
          </table:table-cell>
          <table:table-cell office:value-type="float" office:value="971" table:style-name="ce32">
            <text:p>971</text:p>
          </table:table-cell>
          <table:table-cell office:value-type="float" office:value="1434" table:style-name="ce32">
            <text:p>1434</text:p>
          </table:table-cell>
          <table:table-cell office:value-type="float" office:value="233" table:style-name="ce1">
            <text:p>233</text:p>
          </table:table-cell>
          <table:table-cell office:value-type="float" office:value="1201" table:formula="of:=[.C36]-[.D36]" table:style-name="ce32">
            <text:p>1201</text:p>
          </table:table-cell>
          <table:table-cell office:value-type="percentage" office:value="0.84876325088339222" table:formula="of:=[.E36]/[.C35]" table:style-name="ce44">
            <text:p>84,88%</text:p>
          </table:table-cell>
          <table:table-cell office:value-type="float" office:value="8276" table:style-name="ce32">
            <text:p>8276</text:p>
          </table:table-cell>
          <table:table-cell office:value-type="float" office:value="5.7712691771269178" table:formula="of:=[.G36]/[.C36]" table:style-name="ce34">
            <text:p>5,77</text:p>
          </table:table-cell>
          <table:table-cell office:value-type="currency" office:value="4909200" table:style-name="ce45">
            <text:p><text:s/>4 909 200,00 ₽<text:s/></text:p>
          </table:table-cell>
          <table:table-cell office:value-type="currency" office:value="1380000" table:style-name="ce46">
            <text:p><text:s/>1 380 000,00 ₽<text:s/></text:p>
          </table:table-cell>
          <table:table-cell office:value-type="currency" office:value="9177840" table:style-name="ce45">
            <text:p><text:s/>9 177 840,00 ₽<text:s/></text:p>
          </table:table-cell>
          <table:table-cell office:value-type="currency" office:value="2241070.8899999997" table:style-name="ce45">
            <text:p><text:s/>2 241 070,89 ₽<text:s/></text:p>
          </table:table-cell>
          <table:table-cell office:value-type="currency" office:value="2308.0029763130788" table:formula="of:=[unit_calculator_online_school.$L36]/[unit_calculator_online_school.$B36]" table:style-name="ce45">
            <text:p><text:s/>2 308,00 ₽<text:s/></text:p>
          </table:table-cell>
          <table:table-cell office:value-type="currency" office:value="9536.4718723404239" table:style-name="ce45">
            <text:p><text:s/>9 536,47 ₽<text:s/></text:p>
          </table:table-cell>
          <table:table-cell office:value-type="percentage" office:value="0.16572393932367113" table:formula="of:=[.N36]/[.$B$17]" table:style-name="ce44">
            <text:p>16,57%</text:p>
          </table:table-cell>
          <table:table-cell office:value-type="percentage" office:value="0.15036217672132005" table:formula="of:=[.J36]/[.K36]" table:style-name="ce44">
            <text:p>15,04%</text:p>
          </table:table-cell>
          <table:table-cell office:value-type="percentage" office:value="0.53489709997123502" table:formula="of:=[.I36]/[.K36]" table:style-name="ce44">
            <text:p>53,49%</text:p>
          </table:table-cell>
          <table:table-cell office:value-type="percentage" office:value="0.14901678398377383" table:formula="of:=1-[.P36]-[.Q36]-[.O36]" table:style-name="ce36">
            <text:p>14,90%</text:p>
          </table:table-cell>
          <table:table-cell table:number-columns-repeated="16366"/>
        </table:table-row>
        <table:table-row table:style-name="ro1">
          <table:table-cell office:value-type="date" office:date-value="2021-02-01T00:00:00" table:style-name="ce31">
            <text:p>01.02.2021</text:p>
          </table:table-cell>
          <table:table-cell office:value-type="float" office:value="904" table:style-name="ce32">
            <text:p>904</text:p>
          </table:table-cell>
          <table:table-cell office:value-type="float" office:value="1525" table:style-name="ce32">
            <text:p>1525</text:p>
          </table:table-cell>
          <table:table-cell office:value-type="float" office:value="206" table:style-name="ce1">
            <text:p>206</text:p>
          </table:table-cell>
          <table:table-cell office:value-type="float" office:value="1319" table:formula="of:=[.C37]-[.D37]" table:style-name="ce32">
            <text:p>1319</text:p>
          </table:table-cell>
          <table:table-cell office:value-type="percentage" office:value="0.91980474198047424" table:formula="of:=[.E37]/[.C36]" table:style-name="ce44">
            <text:p>91,98%</text:p>
          </table:table-cell>
          <table:table-cell office:value-type="float" office:value="10451" table:style-name="ce32">
            <text:p>10451</text:p>
          </table:table-cell>
          <table:table-cell office:value-type="float" office:value="6.8531147540983604" table:formula="of:=[.G37]/[.C37]" table:style-name="ce34">
            <text:p>6,85</text:p>
          </table:table-cell>
          <table:table-cell office:value-type="currency" office:value="6122400" table:style-name="ce45">
            <text:p><text:s/>6 122 400,00 ₽<text:s/></text:p>
          </table:table-cell>
          <table:table-cell office:value-type="currency" office:value="1380000" table:style-name="ce46">
            <text:p><text:s/>1 380 000,00 ₽<text:s/></text:p>
          </table:table-cell>
          <table:table-cell office:value-type="currency" office:value="11614560" table:style-name="ce45">
            <text:p><text:s/>11 614 560,00 ₽<text:s/></text:p>
          </table:table-cell>
          <table:table-cell office:value-type="currency" office:value="2112781.3199999998" table:style-name="ce45">
            <text:p><text:s/>2 112 781,32 ₽<text:s/></text:p>
          </table:table-cell>
          <table:table-cell office:value-type="currency" office:value="2337.1474778761062" table:formula="of:=[unit_calculator_online_school.$L37]/[unit_calculator_online_school.$B37]" table:style-name="ce45">
            <text:p><text:s/>2 337,15 ₽<text:s/></text:p>
          </table:table-cell>
          <table:table-cell office:value-type="currency" office:value="10407.78975369458" table:style-name="ce45">
            <text:p><text:s/>10 407,79 ₽<text:s/></text:p>
          </table:table-cell>
          <table:table-cell office:value-type="percentage" office:value="0.18086562207953163" table:formula="of:=[.N37]/[.$B$17]" table:style-name="ce44">
            <text:p>18,09%</text:p>
          </table:table-cell>
          <table:table-cell office:value-type="percentage" office:value="0.11881638219614002" table:formula="of:=[.J37]/[.K37]" table:style-name="ce44">
            <text:p>11,88%</text:p>
          </table:table-cell>
          <table:table-cell office:value-type="percentage" office:value="0.52713146257800558" table:formula="of:=[.I37]/[.K37]" table:style-name="ce44">
            <text:p>52,71%</text:p>
          </table:table-cell>
          <table:table-cell office:value-type="percentage" office:value="0.17318653314632279" table:formula="of:=1-[.P37]-[.Q37]-[.O37]" table:style-name="ce36">
            <text:p>17,32%</text:p>
          </table:table-cell>
          <table:table-cell table:number-columns-repeated="16366"/>
        </table:table-row>
        <table:table-row table:style-name="ro1">
          <table:table-cell office:value-type="date" office:date-value="2021-03-01T00:00:00" table:style-name="ce31">
            <text:p>01.03.2021</text:p>
          </table:table-cell>
          <table:table-cell office:value-type="float" office:value="759" table:style-name="ce32">
            <text:p>759</text:p>
          </table:table-cell>
          <table:table-cell office:value-type="float" office:value="1611" table:style-name="ce32">
            <text:p>1611</text:p>
          </table:table-cell>
          <table:table-cell office:value-type="float" office:value="181" table:style-name="ce1">
            <text:p>181</text:p>
          </table:table-cell>
          <table:table-cell office:value-type="float" office:value="1430" table:formula="of:=[.C38]-[.D38]" table:style-name="ce32">
            <text:p>1430</text:p>
          </table:table-cell>
          <table:table-cell office:value-type="percentage" office:value="0.93770491803278688" table:formula="of:=[.E38]/[.C37]" table:style-name="ce44">
            <text:p>93,77%</text:p>
          </table:table-cell>
          <table:table-cell office:value-type="float" office:value="10887" table:style-name="ce32">
            <text:p>10887</text:p>
          </table:table-cell>
          <table:table-cell office:value-type="float" office:value="6.7579143389199254" table:formula="of:=[.G38]/[.C38]" table:style-name="ce34">
            <text:p>6,76</text:p>
          </table:table-cell>
          <table:table-cell office:value-type="currency" office:value="6313400" table:style-name="ce45">
            <text:p><text:s/>6 313 400,00 ₽<text:s/></text:p>
          </table:table-cell>
          <table:table-cell office:value-type="currency" office:value="1380000" table:style-name="ce46">
            <text:p><text:s/>1 380 000,00 ₽<text:s/></text:p>
          </table:table-cell>
          <table:table-cell office:value-type="currency" office:value="7872720" table:style-name="ce45">
            <text:p><text:s/>7 872 720,00 ₽<text:s/></text:p>
          </table:table-cell>
          <table:table-cell office:value-type="currency" office:value="1809849.77" table:style-name="ce45">
            <text:p><text:s/>1 809 849,77 ₽<text:s/></text:p>
          </table:table-cell>
          <table:table-cell office:value-type="currency" office:value="2384.5188010540187" table:formula="of:=[unit_calculator_online_school.$L38]/[unit_calculator_online_school.$B38]" table:style-name="ce45">
            <text:p><text:s/>2 384,52 ₽<text:s/></text:p>
          </table:table-cell>
          <table:table-cell office:value-type="currency" office:value="9329.1225257731967" table:style-name="ce45">
            <text:p><text:s/>9 329,12 ₽<text:s/></text:p>
          </table:table-cell>
          <table:table-cell office:value-type="percentage" office:value="0.16212064127075329" table:formula="of:=[.N38]/[.$B$17]" table:style-name="ce44">
            <text:p>16,21%</text:p>
          </table:table-cell>
          <table:table-cell office:value-type="percentage" office:value="0.17528884553242083" table:formula="of:=[.J38]/[.K38]" table:style-name="ce44">
            <text:p>17,53%</text:p>
          </table:table-cell>
          <table:table-cell office:value-type="percentage" office:value="0.80193376622056922" table:formula="of:=[.I38]/[.K38]" table:style-name="ce44">
            <text:p>80,19%</text:p>
          </table:table-cell>
          <table:table-cell office:value-type="percentage" office:value="-0.13934325302374337" table:formula="of:=1-[.P38]-[.Q38]-[.O38]" table:style-name="ce36">
            <text:p>-13,93%</text:p>
          </table:table-cell>
          <table:table-cell table:number-columns-repeated="16366"/>
        </table:table-row>
        <table:table-row table:style-name="ro2">
          <table:table-cell office:value-type="date" office:date-value="2021-04-01T00:00:00" table:style-name="ce37">
            <text:p>01.04.2021</text:p>
          </table:table-cell>
          <table:table-cell office:value-type="float" office:value="894" table:style-name="ce38">
            <text:p>894</text:p>
          </table:table-cell>
          <table:table-cell office:value-type="float" office:value="1681" table:style-name="ce38">
            <text:p>1681</text:p>
          </table:table-cell>
          <table:table-cell office:value-type="float" office:value="217" table:style-name="ce39">
            <text:p>217</text:p>
          </table:table-cell>
          <table:table-cell office:value-type="float" office:value="1464" table:formula="of:=[.C39]-[.D39]" table:style-name="ce38">
            <text:p>1464</text:p>
          </table:table-cell>
          <table:table-cell office:value-type="percentage" office:value="0.9087523277467412" table:formula="of:=[.E39]/[.C38]" table:style-name="ce40">
            <text:p>90,88%</text:p>
          </table:table-cell>
          <table:table-cell office:value-type="float" office:value="11301" table:style-name="ce38">
            <text:p>11301</text:p>
          </table:table-cell>
          <table:table-cell office:value-type="float" office:value="6.7227840571088642" table:formula="of:=[.G39]/[.C39]" table:style-name="ce41">
            <text:p>6,72</text:p>
          </table:table-cell>
          <table:table-cell office:value-type="currency" office:value="6573550" table:style-name="ce42">
            <text:p><text:s/>6 573 550,00 ₽<text:s/></text:p>
          </table:table-cell>
          <table:table-cell office:value-type="currency" office:value="1380000" table:style-name="ce47">
            <text:p><text:s/>1 380 000,00 ₽<text:s/></text:p>
          </table:table-cell>
          <table:table-cell office:value-type="currency" office:value="12551760" table:style-name="ce42">
            <text:p><text:s/>12 551 760,00 ₽<text:s/></text:p>
          </table:table-cell>
          <table:table-cell office:value-type="currency" office:value="2247063.21" table:style-name="ce42">
            <text:p><text:s/>2 247 063,21 ₽<text:s/></text:p>
          </table:table-cell>
          <table:table-cell office:value-type="currency" office:value="2513.4935234899331" table:formula="of:=[unit_calculator_online_school.$L39]/[unit_calculator_online_school.$B39]" table:style-name="ce42">
            <text:p><text:s/>2 513,49 ₽<text:s/></text:p>
          </table:table-cell>
          <table:table-cell office:value-type="currency" office:value="13140.720526315788" table:style-name="ce42">
            <text:p><text:s/>13 140,72 ₽<text:s/></text:p>
          </table:table-cell>
          <table:table-cell office:value-type="percentage" office:value="0.22835824404712707" table:formula="of:=[.N39]/[.$B$17]" table:style-name="ce40">
            <text:p>22,84%</text:p>
          </table:table-cell>
          <table:table-cell office:value-type="percentage" office:value="0.10994474081722404" table:formula="of:=[.J39]/[.K39]" table:style-name="ce40">
            <text:p>10,99%</text:p>
          </table:table-cell>
          <table:table-cell office:value-type="percentage" office:value="0.52371539927468336" table:formula="of:=[.I39]/[.K39]" table:style-name="ce40">
            <text:p>52,37%</text:p>
          </table:table-cell>
          <table:table-cell office:value-type="percentage" office:value="0.13798161586096552" table:formula="of:=1-[.P39]-[.Q39]-[.O39]" table:style-name="ce43">
            <text:p>13,80%</text:p>
          </table:table-cell>
          <table:table-cell table:number-columns-repeated="16366"/>
        </table:table-row>
        <table:table-row table:style-name="ro1">
          <table:table-cell office:value-type="date" office:date-value="2021-05-01T00:00:00" table:style-name="ce31">
            <text:p>01.05.2021</text:p>
          </table:table-cell>
          <table:table-cell office:value-type="float" office:value="866.62882237948111" table:formula="of:=[unit_calculator_online_school.$D40]/[.$D$3]" table:style-name="ce32">
            <text:p>867</text:p>
          </table:table-cell>
          <table:table-cell office:value-type="float" office:value="1793.2719033232629" table:formula="of:=[unit_calculator_online_school.$D40]+[unit_calculator_online_school.$E40]" table:style-name="ce32">
            <text:p>1793</text:p>
          </table:table-cell>
          <table:table-cell office:value-type="float" office:value="224.00000000000003" table:formula="of:=VLOOKUP([unit_calculator_online_school.$A40];['file:///C:/Users/Alex/Downloads/08%2021_58_0863e41af0a0c3f7.87773539Домашняяработа.Сборкакалькулятораюнитэкономики.xlsx'#План_Маркетинга.A2:.B13];2;0)*[.$D$5]" table:style-name="ce32">
            <text:p>224</text:p>
          </table:table-cell>
          <table:table-cell office:value-type="float" office:value="1569.2719033232629" table:formula="of:=[.C39]*[unit_calculator_online_school.$F40]" table:style-name="ce32">
            <text:p>1569</text:p>
          </table:table-cell>
          <table:table-cell office:value-type="percentage" office:value="0.93353474320241692" table:formula="of:=VLOOKUP(MONTH([unit_calculator_online_school.$A40]);['file:///C:/Users/Alex/Downloads/08%2021_58_0863e41af0a0c3f7.87773539Домашняяработа.Сборкакалькулятораюнитэкономики.xlsx'#Сезонные_показатели.A:.C];2;0)*(1+[.$C$6])" table:style-name="ce44">
            <text:p>93,35%</text:p>
          </table:table-cell>
          <table:table-cell office:value-type="float" office:value="11148.942105206159" table:formula="of:=[unit_calculator_online_school.$C40]*[unit_calculator_online_school.$H40]" table:style-name="ce32">
            <text:p>11149</text:p>
          </table:table-cell>
          <table:table-cell office:value-type="float" office:value="6.2170951792336213" table:formula="of:=VLOOKUP(MONTH([unit_calculator_online_school.$A40]);['file:///C:/Users/Alex/Downloads/08%2021_58_0863e41af0a0c3f7.87773539Домашняяработа.Сборкакалькулятораюнитэкономики.xlsx'#Сезонные_показатели.A:.C];3;0)*(1+[.$C$9])" table:style-name="ce34">
            <text:p>6,22</text:p>
          </table:table-cell>
          <table:table-cell office:value-type="currency" office:value="7659386.5929180859" table:formula="of:=[unit_calculator_online_school.$G40]*[.$D$15]" table:style-name="ce45">
            <text:p><text:s/>7 659 386,59 ₽<text:s/></text:p>
          </table:table-cell>
          <table:table-cell office:value-type="currency" office:value="1480000" table:style-name="ce46">
            <text:p><text:s/>1 480 000,00 ₽<text:s/></text:p>
          </table:table-cell>
          <table:table-cell office:value-type="currency" office:value="12329556.848573172" table:formula="of:=[unit_calculator_online_school.$G40]*[.$D$14]" table:style-name="ce45">
            <text:p><text:s/>12 329 556,85 ₽<text:s/></text:p>
          </table:table-cell>
          <table:table-cell office:value-type="currency" office:value="2113746.2979284823" table:formula="of:=[unit_calculator_online_school.$B40]*[unit_calculator_online_school.$M40]" table:style-name="ce45">
            <text:p><text:s/>2 113 746,30 ₽<text:s/></text:p>
          </table:table-cell>
          <table:table-cell office:value-type="currency" office:value="2439.0445405736932" table:formula="of:=[.$D$2]" table:style-name="ce45">
            <text:p><text:s/>2 439,04 ₽<text:s/></text:p>
          </table:table-cell>
          <table:table-cell office:value-type="currency" office:value="9436.3674014664375" table:formula="of:=[.$D$4]" table:style-name="ce45">
            <text:p><text:s/>9 436,37 ₽<text:s/></text:p>
          </table:table-cell>
          <table:table-cell office:value-type="percentage" office:value="0.10737653206613472" table:formula="of:=[.$D$18]" table:style-name="ce44">
            <text:p>10,74%</text:p>
          </table:table-cell>
          <table:table-cell office:value-type="percentage" office:value="0.12003675543061158" table:formula="of:=[unit_calculator_online_school.$J40]/[unit_calculator_online_school.$K40]" table:style-name="ce44">
            <text:p>12,00%</text:p>
          </table:table-cell>
          <table:table-cell office:value-type="percentage" office:value="0.62122156432609021" table:formula="of:=[unit_calculator_online_school.$I40]/[unit_calculator_online_school.$K40]" table:style-name="ce44">
            <text:p>62,12%</text:p>
          </table:table-cell>
          <table:table-cell office:value-type="percentage" office:value="0.15136514817716351" table:formula="of:=1-[unit_calculator_online_school.$O40]-[unit_calculator_online_school.$P40]-[unit_calculator_online_school.$Q40]" table:style-name="ce36">
            <text:p>15,14%</text:p>
          </table:table-cell>
          <table:table-cell table:number-columns-repeated="16366"/>
        </table:table-row>
        <table:table-row table:style-name="ro1">
          <table:table-cell office:value-type="date" office:date-value="2021-06-01T00:00:00" table:style-name="ce31">
            <text:p>01.06.2021</text:p>
          </table:table-cell>
          <table:table-cell office:value-type="float" office:value="866.62882237948111" table:formula="of:=[unit_calculator_online_school.$D41]/[.$D$3]" table:style-name="ce32">
            <text:p>867</text:p>
          </table:table-cell>
          <table:table-cell office:value-type="float" office:value="1573.3428995178861" table:formula="of:=[unit_calculator_online_school.$D41]+[unit_calculator_online_school.$E41]" table:style-name="ce32">
            <text:p>1573</text:p>
          </table:table-cell>
          <table:table-cell office:value-type="float" office:value="224.00000000000003" table:formula="of:=VLOOKUP([unit_calculator_online_school.$A41];['file:///C:/Users/Alex/Downloads/08%2021_58_0863e41af0a0c3f7.87773539Домашняяработа.Сборкакалькулятораюнитэкономики.xlsx'#План_Маркетинга.A3:.B14];2;0)*[.$D$5]" table:style-name="ce32">
            <text:p>224</text:p>
          </table:table-cell>
          <table:table-cell office:value-type="float" office:value="1349.3428995178861" table:formula="of:=[.C40]*[unit_calculator_online_school.$F41]" table:style-name="ce32">
            <text:p>1349</text:p>
          </table:table-cell>
          <table:table-cell office:value-type="percentage" office:value="0.75244746600741652" table:formula="of:=VLOOKUP(MONTH([unit_calculator_online_school.$A41]);['file:///C:/Users/Alex/Downloads/08%2021_58_0863e41af0a0c3f7.87773539Домашняяработа.Сборкакалькулятораюнитэкономики.xlsx'#Сезонные_показатели.A:.C];2;0)*(1+[.$C$6])" table:style-name="ce44">
            <text:p>75,24%</text:p>
          </table:table-cell>
          <table:table-cell office:value-type="float" office:value="8927.3094865417243" table:formula="of:=[unit_calculator_online_school.$C41]*[unit_calculator_online_school.$H41]" table:style-name="ce32">
            <text:p>8927</text:p>
          </table:table-cell>
          <table:table-cell office:value-type="float" office:value="5.6741028858218314" table:formula="of:=VLOOKUP(MONTH([unit_calculator_online_school.$A41]);['file:///C:/Users/Alex/Downloads/08%2021_58_0863e41af0a0c3f7.87773539Домашняяработа.Сборкакалькулятораюнитэкономики.xlsx'#Сезонные_показатели.A:.C];3;0)*(1+[.$C$9])" table:style-name="ce34">
            <text:p>5,67</text:p>
          </table:table-cell>
          <table:table-cell office:value-type="currency" office:value="6133112.356922023" table:formula="of:=[unit_calculator_online_school.$G41]*[.$D$15]" table:style-name="ce45">
            <text:p><text:s/>6 133 112,36 ₽<text:s/></text:p>
          </table:table-cell>
          <table:table-cell office:value-type="currency" office:value="1630000" table:style-name="ce46">
            <text:p><text:s/>1 630 000,00 ₽<text:s/></text:p>
          </table:table-cell>
          <table:table-cell office:value-type="currency" office:value="9872664.9381131958" table:formula="of:=[unit_calculator_online_school.$G41]*[.$D$14]" table:style-name="ce45">
            <text:p><text:s/>9 872 664,94 ₽<text:s/></text:p>
          </table:table-cell>
          <table:table-cell office:value-type="currency" office:value="2113746.2979284823" table:formula="of:=[unit_calculator_online_school.$B41]*[unit_calculator_online_school.$M41]" table:style-name="ce45">
            <text:p><text:s/>2 113 746,30 ₽<text:s/></text:p>
          </table:table-cell>
          <table:table-cell office:value-type="currency" office:value="2439.0445405736932" table:formula="of:=[.$D$2]" table:style-name="ce45">
            <text:p><text:s/>2 439,04 ₽<text:s/></text:p>
          </table:table-cell>
          <table:table-cell office:value-type="currency" office:value="9436.3674014664375" table:formula="of:=[.$D$4]" table:style-name="ce45">
            <text:p><text:s/>9 436,37 ₽<text:s/></text:p>
          </table:table-cell>
          <table:table-cell office:value-type="percentage" office:value="0.10737653206613472" table:formula="of:=[.$D$18]" table:style-name="ce44">
            <text:p>10,74%</text:p>
          </table:table-cell>
          <table:table-cell office:value-type="percentage" office:value="0.16510233156069365" table:formula="of:=[unit_calculator_online_school.$J41]/[unit_calculator_online_school.$K41]" table:style-name="ce44">
            <text:p>16,51%</text:p>
          </table:table-cell>
          <table:table-cell office:value-type="percentage" office:value="0.62122156432609033" table:formula="of:=[unit_calculator_online_school.$I41]/[unit_calculator_online_school.$K41]" table:style-name="ce44">
            <text:p>62,12%</text:p>
          </table:table-cell>
          <table:table-cell office:value-type="percentage" office:value="0.10629957204708129" table:formula="of:=1-[unit_calculator_online_school.$O41]-[unit_calculator_online_school.$P41]-[unit_calculator_online_school.$Q41]" table:style-name="ce36">
            <text:p>10,63%</text:p>
          </table:table-cell>
          <table:table-cell table:number-columns-repeated="16366"/>
        </table:table-row>
        <table:table-row table:style-name="ro1">
          <table:table-cell office:value-type="date" office:date-value="2021-07-01T00:00:00" table:style-name="ce31">
            <text:p>01.07.2021</text:p>
          </table:table-cell>
          <table:table-cell office:value-type="float" office:value="866.62882237948111" table:formula="of:=[unit_calculator_online_school.$D42]/[.$D$3]" table:style-name="ce32">
            <text:p>867</text:p>
          </table:table-cell>
          <table:table-cell office:value-type="float" office:value="1633.0795837476435" table:formula="of:=[unit_calculator_online_school.$D42]+[unit_calculator_online_school.$E42]" table:style-name="ce32">
            <text:p>1633</text:p>
          </table:table-cell>
          <table:table-cell office:value-type="float" office:value="224.00000000000003" table:formula="of:=VLOOKUP([unit_calculator_online_school.$A42];['file:///C:/Users/Alex/Downloads/08%2021_58_0863e41af0a0c3f7.87773539Домашняяработа.Сборкакалькулятораюнитэкономики.xlsx'#План_Маркетинга.A4:.B15];2;0)*[.$D$5]" table:style-name="ce32">
            <text:p>224</text:p>
          </table:table-cell>
          <table:table-cell office:value-type="float" office:value="1409.0795837476435" table:formula="of:=[.C41]*[unit_calculator_online_school.$F42]" table:style-name="ce32">
            <text:p>1409</text:p>
          </table:table-cell>
          <table:table-cell office:value-type="percentage" office:value="0.8955959849435382" table:formula="of:=VLOOKUP(MONTH([unit_calculator_online_school.$A42]);['file:///C:/Users/Alex/Downloads/08%2021_58_0863e41af0a0c3f7.87773539Домашняяработа.Сборкакалькулятораюнитэкономики.xlsx'#Сезонные_показатели.A:.C];2;0)*(1+[.$C$6])" table:style-name="ce44">
            <text:p>89,56%</text:p>
          </table:table-cell>
          <table:table-cell office:value-type="float" office:value="9354.7360231879957" table:formula="of:=[unit_calculator_online_school.$C42]*[unit_calculator_online_school.$H42]" table:style-name="ce32">
            <text:p>9355</text:p>
          </table:table-cell>
          <table:table-cell office:value-type="float" office:value="5.728279329608938" table:formula="of:=VLOOKUP(MONTH([unit_calculator_online_school.$A42]);['file:///C:/Users/Alex/Downloads/08%2021_58_0863e41af0a0c3f7.87773539Домашняяработа.Сборкакалькулятораюнитэкономики.xlsx'#Сезонные_показатели.A:.C];3;0)*(1+[.$C$9])" table:style-name="ce34">
            <text:p>5,73</text:p>
          </table:table-cell>
          <table:table-cell office:value-type="currency" office:value="6426756.8169391844" table:formula="of:=[unit_calculator_online_school.$G42]*[.$D$15]" table:style-name="ce45">
            <text:p><text:s/>6 426 756,82 ₽<text:s/></text:p>
          </table:table-cell>
          <table:table-cell office:value-type="currency" office:value="1780000" table:style-name="ce46">
            <text:p><text:s/>1 780 000,00 ₽<text:s/></text:p>
          </table:table-cell>
          <table:table-cell office:value-type="currency" office:value="10345353.712746626" table:formula="of:=[unit_calculator_online_school.$G42]*[.$D$14]" table:style-name="ce45">
            <text:p><text:s/>10 345 353,71 ₽<text:s/></text:p>
          </table:table-cell>
          <table:table-cell office:value-type="currency" office:value="2113746.2979284823" table:formula="of:=[unit_calculator_online_school.$B42]*[unit_calculator_online_school.$M42]" table:style-name="ce45">
            <text:p><text:s/>2 113 746,30 ₽<text:s/></text:p>
          </table:table-cell>
          <table:table-cell office:value-type="currency" office:value="2439.0445405736932" table:formula="of:=[.$D$2]" table:style-name="ce45">
            <text:p><text:s/>2 439,04 ₽<text:s/></text:p>
          </table:table-cell>
          <table:table-cell office:value-type="currency" office:value="9436.3674014664375" table:formula="of:=[.$D$4]" table:style-name="ce45">
            <text:p><text:s/>9 436,37 ₽<text:s/></text:p>
          </table:table-cell>
          <table:table-cell office:value-type="percentage" office:value="0.10737653206613472" table:formula="of:=[.$D$18]" table:style-name="ce44">
            <text:p>10,74%</text:p>
          </table:table-cell>
          <table:table-cell office:value-type="percentage" office:value="0.17205791599052259" table:formula="of:=[unit_calculator_online_school.$J42]/[unit_calculator_online_school.$K42]" table:style-name="ce44">
            <text:p>17,21%</text:p>
          </table:table-cell>
          <table:table-cell office:value-type="percentage" office:value="0.62122156432609021" table:formula="of:=[unit_calculator_online_school.$I42]/[unit_calculator_online_school.$K42]" table:style-name="ce44">
            <text:p>62,12%</text:p>
          </table:table-cell>
          <table:table-cell office:value-type="percentage" office:value="9.9343987617252494E-2" table:formula="of:=1-[unit_calculator_online_school.$O42]-[unit_calculator_online_school.$P42]-[unit_calculator_online_school.$Q42]" table:style-name="ce36">
            <text:p>9,93%</text:p>
          </table:table-cell>
          <table:table-cell table:number-columns-repeated="16366"/>
        </table:table-row>
        <table:table-row table:style-name="ro1">
          <table:table-cell office:value-type="date" office:date-value="2021-08-01T00:00:00" table:style-name="ce31">
            <text:p>01.08.2021</text:p>
          </table:table-cell>
          <table:table-cell office:value-type="float" office:value="1299.9432335692218" table:formula="of:=[unit_calculator_online_school.$D43]/[.$D$3]" table:style-name="ce32">
            <text:p>1300</text:p>
          </table:table-cell>
          <table:table-cell office:value-type="float" office:value="1724.8840075544065" table:formula="of:=[unit_calculator_online_school.$D43]+[unit_calculator_online_school.$E43]" table:style-name="ce32">
            <text:p>1725</text:p>
          </table:table-cell>
          <table:table-cell office:value-type="float" office:value="336.00000000000006" table:formula="of:=VLOOKUP([unit_calculator_online_school.$A43];['file:///C:/Users/Alex/Downloads/08%2021_58_0863e41af0a0c3f7.87773539Домашняяработа.Сборкакалькулятораюнитэкономики.xlsx'#План_Маркетинга.A5:.B16];2;0)*[.$D$5]" table:style-name="ce32">
            <text:p>336</text:p>
          </table:table-cell>
          <table:table-cell office:value-type="float" office:value="1388.8840075544065" table:formula="of:=[.C42]*[unit_calculator_online_school.$F43]" table:style-name="ce32">
            <text:p>1389</text:p>
          </table:table-cell>
          <table:table-cell office:value-type="percentage" office:value="0.85046927374301673" table:formula="of:=VLOOKUP(MONTH([unit_calculator_online_school.$A43]);['file:///C:/Users/Alex/Downloads/08%2021_58_0863e41af0a0c3f7.87773539Домашняяработа.Сборкакалькулятораюнитэкономики.xlsx'#Сезонные_показатели.A:.C];2;0)*(1+[.$C$6])" table:style-name="ce44">
            <text:p>85,05%</text:p>
          </table:table-cell>
          <table:table-cell office:value-type="float" office:value="10611.635593632118" table:formula="of:=[unit_calculator_online_school.$C43]*[unit_calculator_online_school.$H43]" table:style-name="ce32">
            <text:p>10612</text:p>
          </table:table-cell>
          <table:table-cell office:value-type="float" office:value="6.1520864864864864" table:formula="of:=VLOOKUP(MONTH([unit_calculator_online_school.$A43]);['file:///C:/Users/Alex/Downloads/08%2021_58_0863e41af0a0c3f7.87773539Домашняяработа.Сборкакалькулятораюнитэкономики.xlsx'#Сезонные_показатели.A:.C];3;0)*(1+[.$C$9])" table:style-name="ce34">
            <text:p>6,15</text:p>
          </table:table-cell>
          <table:table-cell office:value-type="currency" office:value="7290253.9656066541" table:formula="of:=[unit_calculator_online_school.$G43]*[.$D$15]" table:style-name="ce45">
            <text:p><text:s/>7 290 253,97 ₽<text:s/></text:p>
          </table:table-cell>
          <table:table-cell office:value-type="currency" office:value="1900000" table:style-name="ce46">
            <text:p><text:s/>1 900 000,00 ₽<text:s/></text:p>
          </table:table-cell>
          <table:table-cell office:value-type="currency" office:value="11735352.383517502" table:formula="of:=[unit_calculator_online_school.$G43]*[.$D$14]" table:style-name="ce45">
            <text:p><text:s/>11 735 352,38 ₽<text:s/></text:p>
          </table:table-cell>
          <table:table-cell office:value-type="currency" office:value="3170619.4468927239" table:formula="of:=[unit_calculator_online_school.$B43]*[unit_calculator_online_school.$M43]" table:style-name="ce45">
            <text:p><text:s/>3 170 619,45 ₽<text:s/></text:p>
          </table:table-cell>
          <table:table-cell office:value-type="currency" office:value="2439.0445405736932" table:formula="of:=[.$D$2]" table:style-name="ce45">
            <text:p><text:s/>2 439,04 ₽<text:s/></text:p>
          </table:table-cell>
          <table:table-cell office:value-type="currency" office:value="9436.3674014664375" table:formula="of:=[.$D$4]" table:style-name="ce45">
            <text:p><text:s/>9 436,37 ₽<text:s/></text:p>
          </table:table-cell>
          <table:table-cell office:value-type="percentage" office:value="0.10737653206613472" table:formula="of:=[.$D$18]" table:style-name="ce44">
            <text:p>10,74%</text:p>
          </table:table-cell>
          <table:table-cell office:value-type="percentage" office:value="0.16190395804974564" table:formula="of:=[unit_calculator_online_school.$J43]/[unit_calculator_online_school.$K43]" table:style-name="ce44">
            <text:p>16,19%</text:p>
          </table:table-cell>
          <table:table-cell office:value-type="percentage" office:value="0.62122156432609021" table:formula="of:=[unit_calculator_online_school.$I43]/[unit_calculator_online_school.$K43]" table:style-name="ce44">
            <text:p>62,12%</text:p>
          </table:table-cell>
          <table:table-cell office:value-type="percentage" office:value="0.10949794555802939" table:formula="of:=1-[unit_calculator_online_school.$O43]-[unit_calculator_online_school.$P43]-[unit_calculator_online_school.$Q43]" table:style-name="ce36">
            <text:p>10,95%</text:p>
          </table:table-cell>
          <table:table-cell table:number-columns-repeated="16366"/>
        </table:table-row>
        <table:table-row table:style-name="ro1">
          <table:table-cell office:value-type="date" office:date-value="2021-09-01T00:00:00" table:style-name="ce31">
            <text:p>01.09.2021</text:p>
          </table:table-cell>
          <table:table-cell office:value-type="float" office:value="1949.9148503538324" table:formula="of:=[unit_calculator_online_school.$D44]/[.$D$3]" table:style-name="ce32">
            <text:p>1950</text:p>
          </table:table-cell>
          <table:table-cell office:value-type="float" office:value="2184.59644519828" table:formula="of:=[unit_calculator_online_school.$D44]+[unit_calculator_online_school.$E44]" table:style-name="ce32">
            <text:p>2185</text:p>
          </table:table-cell>
          <table:table-cell office:value-type="float" office:value="504.00000000000006" table:formula="of:=VLOOKUP([unit_calculator_online_school.$A44];['file:///C:/Users/Alex/Downloads/08%2021_58_0863e41af0a0c3f7.87773539Домашняяработа.Сборкакалькулятораюнитэкономики.xlsx'#План_Маркетинга.A6:.B17];2;0)*[.$D$5]" table:style-name="ce32">
            <text:p>504</text:p>
          </table:table-cell>
          <table:table-cell office:value-type="float" office:value="1680.59644519828" table:formula="of:=[.C43]*[unit_calculator_online_school.$F44]" table:style-name="ce32">
            <text:p>1681</text:p>
          </table:table-cell>
          <table:table-cell office:value-type="percentage" office:value="0.97432432432432436" table:formula="of:=VLOOKUP(MONTH([unit_calculator_online_school.$A44]);['file:///C:/Users/Alex/Downloads/08%2021_58_0863e41af0a0c3f7.87773539Домашняяработа.Сборкакалькулятораюнитэкономики.xlsx'#Сезонные_показатели.A:.C];2;0)*(1+[.$C$6])" table:style-name="ce44">
            <text:p>97,43%</text:p>
          </table:table-cell>
          <table:table-cell office:value-type="float" office:value="16294.537100787813" table:formula="of:=[unit_calculator_online_school.$C44]*[unit_calculator_online_school.$H44]" table:style-name="ce32">
            <text:p>16295</text:p>
          </table:table-cell>
          <table:table-cell office:value-type="float" office:value="7.4588316467341302" table:formula="of:=VLOOKUP(MONTH([unit_calculator_online_school.$A44]);['file:///C:/Users/Alex/Downloads/08%2021_58_0863e41af0a0c3f7.87773539Домашняяработа.Сборкакалькулятораюнитэкономики.xlsx'#Сезонные_показатели.A:.C];3;0)*(1+[.$C$9])" table:style-name="ce34">
            <text:p>7,46</text:p>
          </table:table-cell>
          <table:table-cell office:value-type="currency" office:value="11194439.600623677" table:formula="of:=[unit_calculator_online_school.$G44]*[.$D$15]" table:style-name="ce45">
            <text:p><text:s/>11 194 439,60 ₽<text:s/></text:p>
          </table:table-cell>
          <table:table-cell office:value-type="currency" office:value="1900000" table:style-name="ce46">
            <text:p><text:s/>1 900 000,00 ₽<text:s/></text:p>
          </table:table-cell>
          <table:table-cell office:value-type="currency" office:value="18020043.481213596" table:formula="of:=[unit_calculator_online_school.$G44]*[.$D$14]" table:style-name="ce45">
            <text:p><text:s/>18 020 043,48 ₽<text:s/></text:p>
          </table:table-cell>
          <table:table-cell office:value-type="currency" office:value="4755929.1703390852" table:formula="of:=[unit_calculator_online_school.$B44]*[unit_calculator_online_school.$M44]" table:style-name="ce45">
            <text:p><text:s/>4 755 929,17 ₽<text:s/></text:p>
          </table:table-cell>
          <table:table-cell office:value-type="currency" office:value="2439.0445405736932" table:formula="of:=[.$D$2]" table:style-name="ce45">
            <text:p><text:s/>2 439,04 ₽<text:s/></text:p>
          </table:table-cell>
          <table:table-cell office:value-type="currency" office:value="9436.3674014664375" table:formula="of:=[.$D$4]" table:style-name="ce45">
            <text:p><text:s/>9 436,37 ₽<text:s/></text:p>
          </table:table-cell>
          <table:table-cell office:value-type="percentage" office:value="0.10737653206613472" table:formula="of:=[.$D$18]" table:style-name="ce44">
            <text:p>10,74%</text:p>
          </table:table-cell>
          <table:table-cell office:value-type="percentage" office:value="0.10543814735967777" table:formula="of:=[unit_calculator_online_school.$J44]/[unit_calculator_online_school.$K44]" table:style-name="ce44">
            <text:p>10,54%</text:p>
          </table:table-cell>
          <table:table-cell office:value-type="percentage" office:value="0.62122156432609033" table:formula="of:=[unit_calculator_online_school.$I44]/[unit_calculator_online_school.$K44]" table:style-name="ce44">
            <text:p>62,12%</text:p>
          </table:table-cell>
          <table:table-cell office:value-type="percentage" office:value="0.16596375624809712" table:formula="of:=1-[unit_calculator_online_school.$O44]-[unit_calculator_online_school.$P44]-[unit_calculator_online_school.$Q44]" table:style-name="ce36">
            <text:p>16,60%</text:p>
          </table:table-cell>
          <table:table-cell table:number-columns-repeated="16366"/>
        </table:table-row>
        <table:table-row table:style-name="ro1">
          <table:table-cell office:value-type="date" office:date-value="2021-10-01T00:00:00" table:style-name="ce31">
            <text:p>01.10.2021</text:p>
          </table:table-cell>
          <table:table-cell office:value-type="float" office:value="1949.9148503538324" table:formula="of:=[unit_calculator_online_school.$D45]/[.$D$3]" table:style-name="ce32">
            <text:p>1950</text:p>
          </table:table-cell>
          <table:table-cell office:value-type="float" office:value="2625.7918095842542" table:formula="of:=[unit_calculator_online_school.$D45]+[unit_calculator_online_school.$E45]" table:style-name="ce32">
            <text:p>2626</text:p>
          </table:table-cell>
          <table:table-cell office:value-type="float" office:value="504.00000000000006" table:formula="of:=VLOOKUP([unit_calculator_online_school.$A45];['file:///C:/Users/Alex/Downloads/08%2021_58_0863e41af0a0c3f7.87773539Домашняяработа.Сборкакалькулятораюнитэкономики.xlsx'#План_Маркетинга.A7:.B18];2;0)*[.$D$5]" table:style-name="ce32">
            <text:p>504</text:p>
          </table:table-cell>
          <table:table-cell office:value-type="float" office:value="2121.7918095842542" table:formula="of:=[.C44]*[unit_calculator_online_school.$F45]" table:style-name="ce32">
            <text:p>2122</text:p>
          </table:table-cell>
          <table:table-cell office:value-type="percentage" office:value="0.97125114995400186" table:formula="of:=VLOOKUP(MONTH([unit_calculator_online_school.$A45]);['file:///C:/Users/Alex/Downloads/08%2021_58_0863e41af0a0c3f7.87773539Домашняяработа.Сборкакалькулятораюнитэкономики.xlsx'#Сезонные_показатели.A:.C];2;0)*(1+[.$C$6])" table:style-name="ce44">
            <text:p>97,13%</text:p>
          </table:table-cell>
          <table:table-cell office:value-type="float" office:value="20513.356392714573" table:formula="of:=[unit_calculator_online_school.$C45]*[unit_calculator_online_school.$H45]" table:style-name="ce32">
            <text:p>20513</text:p>
          </table:table-cell>
          <table:table-cell office:value-type="float" office:value="7.8122554567502007" table:formula="of:=VLOOKUP(MONTH([unit_calculator_online_school.$A45]);['file:///C:/Users/Alex/Downloads/08%2021_58_0863e41af0a0c3f7.87773539Домашняяработа.Сборкакалькулятораюнитэкономики.xlsx'#Сезонные_показатели.A:.C];3;0)*(1+[.$C$9])" table:style-name="ce34">
            <text:p>7,81</text:p>
          </table:table-cell>
          <table:table-cell office:value-type="currency" office:value="14092792.432453228" table:formula="of:=[unit_calculator_online_school.$G45]*[.$D$15]" table:style-name="ce45">
            <text:p><text:s/>14 092 792,43 ₽<text:s/></text:p>
          </table:table-cell>
          <table:table-cell office:value-type="currency" office:value="1900000" table:style-name="ce46">
            <text:p><text:s/>1 900 000,00 ₽<text:s/></text:p>
          </table:table-cell>
          <table:table-cell office:value-type="currency" office:value="22685613.703286819" table:formula="of:=[unit_calculator_online_school.$G45]*[.$D$14]" table:style-name="ce45">
            <text:p><text:s/>22 685 613,70 ₽<text:s/></text:p>
          </table:table-cell>
          <table:table-cell office:value-type="currency" office:value="4755929.1703390852" table:formula="of:=[unit_calculator_online_school.$B45]*[unit_calculator_online_school.$M45]" table:style-name="ce45">
            <text:p><text:s/>4 755 929,17 ₽<text:s/></text:p>
          </table:table-cell>
          <table:table-cell office:value-type="currency" office:value="2439.0445405736932" table:formula="of:=[.$D$2]" table:style-name="ce45">
            <text:p><text:s/>2 439,04 ₽<text:s/></text:p>
          </table:table-cell>
          <table:table-cell office:value-type="currency" office:value="9436.3674014664375" table:formula="of:=[.$D$4]" table:style-name="ce45">
            <text:p><text:s/>9 436,37 ₽<text:s/></text:p>
          </table:table-cell>
          <table:table-cell office:value-type="percentage" office:value="0.10737653206613472" table:formula="of:=[.$D$18]" table:style-name="ce44">
            <text:p>10,74%</text:p>
          </table:table-cell>
          <table:table-cell office:value-type="percentage" office:value="8.375351995545606E-2" table:formula="of:=[unit_calculator_online_school.$J45]/[unit_calculator_online_school.$K45]" table:style-name="ce44">
            <text:p>8,38%</text:p>
          </table:table-cell>
          <table:table-cell office:value-type="percentage" office:value="0.62122156432609033" table:formula="of:=[unit_calculator_online_school.$I45]/[unit_calculator_online_school.$K45]" table:style-name="ce44">
            <text:p>62,12%</text:p>
          </table:table-cell>
          <table:table-cell office:value-type="percentage" office:value="0.18764838365231884" table:formula="of:=1-[unit_calculator_online_school.$O45]-[unit_calculator_online_school.$P45]-[unit_calculator_online_school.$Q45]" table:style-name="ce36">
            <text:p>18,76%</text:p>
          </table:table-cell>
          <table:table-cell table:number-columns-repeated="16366"/>
        </table:table-row>
        <table:table-row table:style-name="ro1">
          <table:table-cell office:value-type="date" office:date-value="2021-11-01T00:00:00" table:style-name="ce31">
            <text:p>01.11.2021</text:p>
          </table:table-cell>
          <table:table-cell office:value-type="float" office:value="2166.5720559487027" table:formula="of:=[unit_calculator_online_school.$D46]/[.$D$3]" table:style-name="ce32">
            <text:p>2167</text:p>
          </table:table-cell>
          <table:table-cell office:value-type="float" office:value="3021.8761721258097" table:formula="of:=[unit_calculator_online_school.$D46]+[unit_calculator_online_school.$E46]" table:style-name="ce32">
            <text:p>3022</text:p>
          </table:table-cell>
          <table:table-cell office:value-type="float" office:value="560" table:formula="of:=VLOOKUP([unit_calculator_online_school.$A46];['file:///C:/Users/Alex/Downloads/08%2021_58_0863e41af0a0c3f7.87773539Домашняяработа.Сборкакалькулятораюнитэкономики.xlsx'#План_Маркетинга.A8:.B19];2;0)*[.$D$5]" table:style-name="ce32">
            <text:p>560</text:p>
          </table:table-cell>
          <table:table-cell office:value-type="float" office:value="2461.8761721258097" table:formula="of:=[.C45]*[unit_calculator_online_school.$F46]" table:style-name="ce32">
            <text:p>2462</text:p>
          </table:table-cell>
          <table:table-cell office:value-type="percentage" office:value="0.93757477768795483" table:formula="of:=VLOOKUP(MONTH([unit_calculator_online_school.$A46]);['file:///C:/Users/Alex/Downloads/08%2021_58_0863e41af0a0c3f7.87773539Домашняяработа.Сборкакалькулятораюнитэкономики.xlsx'#Сезонные_показатели.A:.C];2;0)*(1+[.$C$6])" table:style-name="ce44">
            <text:p>93,76%</text:p>
          </table:table-cell>
          <table:table-cell office:value-type="float" office:value="23242.126958708282" table:formula="of:=[unit_calculator_online_school.$C46]*[unit_calculator_online_school.$H46]" table:style-name="ce32">
            <text:p>23242</text:p>
          </table:table-cell>
          <table:table-cell office:value-type="float" office:value="7.6912903225806444" table:formula="of:=VLOOKUP(MONTH([unit_calculator_online_school.$A46]);['file:///C:/Users/Alex/Downloads/08%2021_58_0863e41af0a0c3f7.87773539Домашняяработа.Сборкакалькулятораюнитэкономики.xlsx'#Сезонные_показатели.A:.C];3;0)*(1+[.$C$9])" table:style-name="ce34">
            <text:p>7,69</text:p>
          </table:table-cell>
          <table:table-cell office:value-type="currency" office:value="15967473.320657125" table:formula="of:=[unit_calculator_online_school.$G46]*[.$D$15]" table:style-name="ce45">
            <text:p><text:s/>15 967 473,32 ₽<text:s/></text:p>
          </table:table-cell>
          <table:table-cell office:value-type="currency" office:value="1900000" table:style-name="ce46">
            <text:p><text:s/>1 900 000,00 ₽<text:s/></text:p>
          </table:table-cell>
          <table:table-cell office:value-type="currency" office:value="25703346.821160115" table:formula="of:=[unit_calculator_online_school.$G46]*[.$D$14]" table:style-name="ce45">
            <text:p><text:s/>25 703 346,82 ₽<text:s/></text:p>
          </table:table-cell>
          <table:table-cell office:value-type="currency" office:value="5284365.7448212057" table:formula="of:=[unit_calculator_online_school.$B46]*[unit_calculator_online_school.$M46]" table:style-name="ce45">
            <text:p><text:s/>5 284 365,74 ₽<text:s/></text:p>
          </table:table-cell>
          <table:table-cell office:value-type="currency" office:value="2439.0445405736932" table:formula="of:=[.$D$2]" table:style-name="ce45">
            <text:p><text:s/>2 439,04 ₽<text:s/></text:p>
          </table:table-cell>
          <table:table-cell office:value-type="currency" office:value="9436.3674014664375" table:formula="of:=[.$D$4]" table:style-name="ce45">
            <text:p><text:s/>9 436,37 ₽<text:s/></text:p>
          </table:table-cell>
          <table:table-cell office:value-type="percentage" office:value="0.10737653206613472" table:formula="of:=[.$D$18]" table:style-name="ce44">
            <text:p>10,74%</text:p>
          </table:table-cell>
          <table:table-cell office:value-type="percentage" office:value="7.3920334702710283E-2" table:formula="of:=[unit_calculator_online_school.$J46]/[unit_calculator_online_school.$K46]" table:style-name="ce44">
            <text:p>7,39%</text:p>
          </table:table-cell>
          <table:table-cell office:value-type="percentage" office:value="0.62122156432609021" table:formula="of:=[unit_calculator_online_school.$I46]/[unit_calculator_online_school.$K46]" table:style-name="ce44">
            <text:p>62,12%</text:p>
          </table:table-cell>
          <table:table-cell office:value-type="percentage" office:value="0.19748156890506474" table:formula="of:=1-[unit_calculator_online_school.$O46]-[unit_calculator_online_school.$P46]-[unit_calculator_online_school.$Q46]" table:style-name="ce36">
            <text:p>19,75%</text:p>
          </table:table-cell>
          <table:table-cell table:number-columns-repeated="16366"/>
        </table:table-row>
        <table:table-row table:style-name="ro1">
          <table:table-cell office:value-type="date" office:date-value="2021-12-01T00:00:00" table:style-name="ce31">
            <text:p>01.12.2021</text:p>
          </table:table-cell>
          <table:table-cell office:value-type="float" office:value="2166.5720559487027" table:formula="of:=[unit_calculator_online_school.$D47]/[.$D$3]" table:style-name="ce32">
            <text:p>2167</text:p>
          </table:table-cell>
          <table:table-cell office:value-type="float" office:value="3378.3245881084231" table:formula="of:=[unit_calculator_online_school.$D47]+[unit_calculator_online_school.$E47]" table:style-name="ce32">
            <text:p>3378</text:p>
          </table:table-cell>
          <table:table-cell office:value-type="float" office:value="560" table:formula="of:=VLOOKUP([unit_calculator_online_school.$A47];['file:///C:/Users/Alex/Downloads/08%2021_58_0863e41af0a0c3f7.87773539Домашняяработа.Сборкакалькулятораюнитэкономики.xlsx'#План_Маркетинга.A9:.B20];2;0)*[.$D$5]" table:style-name="ce32">
            <text:p>560</text:p>
          </table:table-cell>
          <table:table-cell office:value-type="float" office:value="2818.3245881084231" table:formula="of:=[.C46]*[unit_calculator_online_school.$F47]" table:style-name="ce32">
            <text:p>2818</text:p>
          </table:table-cell>
          <table:table-cell office:value-type="percentage" office:value="0.93264066016504121" table:formula="of:=VLOOKUP(MONTH([unit_calculator_online_school.$A47]);['file:///C:/Users/Alex/Downloads/08%2021_58_0863e41af0a0c3f7.87773539Домашняяработа.Сборкакалькулятораюнитэкономики.xlsx'#Сезонные_показатели.A:.C];2;0)*(1+[.$C$6])" table:style-name="ce44">
            <text:p>93,26%</text:p>
          </table:table-cell>
          <table:table-cell office:value-type="float" office:value="25654.185169190798" table:formula="of:=[unit_calculator_online_school.$C47]*[unit_calculator_online_school.$H47]" table:style-name="ce32">
            <text:p>25654</text:p>
          </table:table-cell>
          <table:table-cell office:value-type="float" office:value="7.5937597173144864" table:formula="of:=VLOOKUP(MONTH([unit_calculator_online_school.$A47]);['file:///C:/Users/Alex/Downloads/08%2021_58_0863e41af0a0c3f7.87773539Домашняяработа.Сборкакалькулятораюнитэкономики.xlsx'#Сезонные_показатели.A:.C];3;0)*(1+[.$C$9])" table:style-name="ce34">
            <text:p>7,59</text:p>
          </table:table-cell>
          <table:table-cell office:value-type="currency" office:value="17624571.020543884" table:formula="of:=[unit_calculator_online_school.$G47]*[.$D$15]" table:style-name="ce45">
            <text:p><text:s/>17 624 571,02 ₽<text:s/></text:p>
          </table:table-cell>
          <table:table-cell office:value-type="currency" office:value="1900000" table:style-name="ce46">
            <text:p><text:s/>1 900 000,00 ₽<text:s/></text:p>
          </table:table-cell>
          <table:table-cell office:value-type="currency" office:value="28370829.399110224" table:formula="of:=[unit_calculator_online_school.$G47]*[.$D$14]" table:style-name="ce45">
            <text:p><text:s/>28 370 829,40 ₽<text:s/></text:p>
          </table:table-cell>
          <table:table-cell office:value-type="currency" office:value="5284365.7448212057" table:formula="of:=[unit_calculator_online_school.$B47]*[unit_calculator_online_school.$M47]" table:style-name="ce45">
            <text:p><text:s/>5 284 365,74 ₽<text:s/></text:p>
          </table:table-cell>
          <table:table-cell office:value-type="currency" office:value="2439.0445405736932" table:formula="of:=[.$D$2]" table:style-name="ce45">
            <text:p><text:s/>2 439,04 ₽<text:s/></text:p>
          </table:table-cell>
          <table:table-cell office:value-type="currency" office:value="9436.3674014664375" table:formula="of:=[.$D$4]" table:style-name="ce45">
            <text:p><text:s/>9 436,37 ₽<text:s/></text:p>
          </table:table-cell>
          <table:table-cell office:value-type="percentage" office:value="0.10737653206613472" table:formula="of:=[.$D$18]" table:style-name="ce44">
            <text:p>10,74%</text:p>
          </table:table-cell>
          <table:table-cell office:value-type="percentage" office:value="6.6970195804694682E-2" table:formula="of:=[unit_calculator_online_school.$J47]/[unit_calculator_online_school.$K47]" table:style-name="ce44">
            <text:p>6,70%</text:p>
          </table:table-cell>
          <table:table-cell office:value-type="percentage" office:value="0.62122156432609021" table:formula="of:=[unit_calculator_online_school.$I47]/[unit_calculator_online_school.$K47]" table:style-name="ce44">
            <text:p>62,12%</text:p>
          </table:table-cell>
          <table:table-cell office:value-type="percentage" office:value="0.2044317078030804" table:formula="of:=1-[unit_calculator_online_school.$O47]-[unit_calculator_online_school.$P47]-[unit_calculator_online_school.$Q47]" table:style-name="ce36">
            <text:p>20,44%</text:p>
          </table:table-cell>
          <table:table-cell table:number-columns-repeated="16366"/>
        </table:table-row>
        <table:table-row table:style-name="ro1">
          <table:table-cell office:value-type="date" office:date-value="2022-01-01T00:00:00" table:style-name="ce31">
            <text:p>01.01.2022</text:p>
          </table:table-cell>
          <table:table-cell office:value-type="float" office:value="1733.2576447589622" table:formula="of:=[unit_calculator_online_school.$D48]/[.$D$3]" table:style-name="ce32">
            <text:p>1733</text:p>
          </table:table-cell>
          <table:table-cell office:value-type="float" office:value="3401.4196927404682" table:formula="of:=[unit_calculator_online_school.$D48]+[unit_calculator_online_school.$E48]" table:style-name="ce32">
            <text:p>3401</text:p>
          </table:table-cell>
          <table:table-cell office:value-type="float" office:value="448.00000000000006" table:formula="of:=VLOOKUP([unit_calculator_online_school.$A48];['file:///C:/Users/Alex/Downloads/08%2021_58_0863e41af0a0c3f7.87773539Домашняяработа.Сборкакалькулятораюнитэкономики.xlsx'#План_Маркетинга.A10:.B21];2;0)*[.$D$5]" table:style-name="ce32">
            <text:p>448</text:p>
          </table:table-cell>
          <table:table-cell office:value-type="float" office:value="2953.4196927404682" table:formula="of:=[.C47]*[unit_calculator_online_school.$F48]" table:style-name="ce32">
            <text:p>2953</text:p>
          </table:table-cell>
          <table:table-cell office:value-type="percentage" office:value="0.87422614840989399" table:formula="of:=VLOOKUP(MONTH([unit_calculator_online_school.$A48]);['file:///C:/Users/Alex/Downloads/08%2021_58_0863e41af0a0c3f7.87773539Домашняяработа.Сборкакалькулятораюнитэкономики.xlsx'#Сезонные_показатели.A:.C];2;0)*(1+[.$C$6])" table:style-name="ce44">
            <text:p>87,42%</text:p>
          </table:table-cell>
          <table:table-cell office:value-type="float" office:value="22182.474753239698" table:formula="of:=[unit_calculator_online_school.$C48]*[unit_calculator_online_school.$H48]" table:style-name="ce32">
            <text:p>22182</text:p>
          </table:table-cell>
          <table:table-cell office:value-type="float" office:value="6.5215341701534166" table:formula="of:=VLOOKUP(MONTH([unit_calculator_online_school.$A48]);['file:///C:/Users/Alex/Downloads/08%2021_58_0863e41af0a0c3f7.87773539Домашняяработа.Сборкакалькулятораюнитэкономики.xlsx'#Сезонные_показатели.A:.C];3;0)*(1+[.$C$9])" table:style-name="ce34">
            <text:p>6,52</text:p>
          </table:table-cell>
          <table:table-cell office:value-type="currency" office:value="15239486.232812069" table:formula="of:=[unit_calculator_online_school.$G48]*[.$D$15]" table:style-name="ce45">
            <text:p><text:s/>15 239 486,23 ₽<text:s/></text:p>
          </table:table-cell>
          <table:table-cell office:value-type="currency" office:value="1900000" table:style-name="ce46">
            <text:p><text:s/>1 900 000,00 ₽<text:s/></text:p>
          </table:table-cell>
          <table:table-cell office:value-type="currency" office:value="24531482.981187355" table:formula="of:=[unit_calculator_online_school.$G48]*[.$D$14]" table:style-name="ce45">
            <text:p><text:s/>24 531 482,98 ₽<text:s/></text:p>
          </table:table-cell>
          <table:table-cell office:value-type="currency" office:value="4227492.5958569646" table:formula="of:=[unit_calculator_online_school.$B48]*[unit_calculator_online_school.$M48]" table:style-name="ce45">
            <text:p><text:s/>4 227 492,60 ₽<text:s/></text:p>
          </table:table-cell>
          <table:table-cell office:value-type="currency" office:value="2439.0445405736932" table:formula="of:=[.$D$2]" table:style-name="ce45">
            <text:p><text:s/>2 439,04 ₽<text:s/></text:p>
          </table:table-cell>
          <table:table-cell office:value-type="currency" office:value="9436.3674014664375" table:formula="of:=[.$D$4]" table:style-name="ce45">
            <text:p><text:s/>9 436,37 ₽<text:s/></text:p>
          </table:table-cell>
          <table:table-cell office:value-type="percentage" office:value="0.10737653206613472" table:formula="of:=[.$D$18]" table:style-name="ce44">
            <text:p>10,74%</text:p>
          </table:table-cell>
          <table:table-cell office:value-type="percentage" office:value="7.74514937175656E-2" table:formula="of:=[unit_calculator_online_school.$J48]/[unit_calculator_online_school.$K48]" table:style-name="ce44">
            <text:p>7,75%</text:p>
          </table:table-cell>
          <table:table-cell office:value-type="percentage" office:value="0.62122156432609033" table:formula="of:=[unit_calculator_online_school.$I48]/[unit_calculator_online_school.$K48]" table:style-name="ce44">
            <text:p>62,12%</text:p>
          </table:table-cell>
          <table:table-cell office:value-type="percentage" office:value="0.1939504098902094" table:formula="of:=1-[unit_calculator_online_school.$O48]-[unit_calculator_online_school.$P48]-[unit_calculator_online_school.$Q48]" table:style-name="ce36">
            <text:p>19,40%</text:p>
          </table:table-cell>
          <table:table-cell table:number-columns-repeated="16366"/>
        </table:table-row>
        <table:table-row table:style-name="ro1">
          <table:table-cell office:value-type="date" office:date-value="2022-02-01T00:00:00" table:style-name="ce31">
            <text:p>01.02.2022</text:p>
          </table:table-cell>
          <table:table-cell office:value-type="float" office:value="1949.9148503538324" table:formula="of:=[unit_calculator_online_school.$D49]/[.$D$3]" table:style-name="ce32">
            <text:p>1950</text:p>
          </table:table-cell>
          <table:table-cell office:value-type="float" office:value="3726.501221733904" table:formula="of:=[unit_calculator_online_school.$D49]+[unit_calculator_online_school.$E49]" table:style-name="ce32">
            <text:p>3727</text:p>
          </table:table-cell>
          <table:table-cell office:value-type="float" office:value="504.00000000000006" table:formula="of:=VLOOKUP([unit_calculator_online_school.$A49];['file:///C:/Users/Alex/Downloads/08%2021_58_0863e41af0a0c3f7.87773539Домашняяработа.Сборкакалькулятораюнитэкономики.xlsx'#План_Маркетинга.A11:.B22];2;0)*[.$D$5]" table:style-name="ce32">
            <text:p>504</text:p>
          </table:table-cell>
          <table:table-cell office:value-type="float" office:value="3222.501221733904" table:formula="of:=[.C48]*[unit_calculator_online_school.$F49]" table:style-name="ce32">
            <text:p>3223</text:p>
          </table:table-cell>
          <table:table-cell office:value-type="percentage" office:value="0.94739888423988849" table:formula="of:=VLOOKUP(MONTH([unit_calculator_online_school.$A49]);['file:///C:/Users/Alex/Downloads/08%2021_58_0863e41af0a0c3f7.87773539Домашняяработа.Сборкакалькулятораюнитэкономики.xlsx'#Сезонные_показатели.A:.C];2;0)*(1+[.$C$6])" table:style-name="ce44">
            <text:p>94,74%</text:p>
          </table:table-cell>
          <table:table-cell office:value-type="float" office:value="28858.098769328102" table:formula="of:=[unit_calculator_online_school.$C49]*[unit_calculator_online_school.$H49]" table:style-name="ce32">
            <text:p>28858</text:p>
          </table:table-cell>
          <table:table-cell office:value-type="float" office:value="7.7440196721311461" table:formula="of:=VLOOKUP(MONTH([unit_calculator_online_school.$A49]);['file:///C:/Users/Alex/Downloads/08%2021_58_0863e41af0a0c3f7.87773539Домашняяработа.Сборкакалькулятораюнитэкономики.xlsx'#Сезонные_показатели.A:.C];3;0)*(1+[.$C$9])" table:style-name="ce34">
            <text:p>7,74</text:p>
          </table:table-cell>
          <table:table-cell office:value-type="currency" office:value="19825677.87374929" table:formula="of:=[unit_calculator_online_school.$G49]*[.$D$15]" table:style-name="ce45">
            <text:p><text:s/>19 825 677,87 ₽<text:s/></text:p>
          </table:table-cell>
          <table:table-cell office:value-type="currency" office:value="1900000" table:style-name="ce46">
            <text:p><text:s/>1 900 000,00 ₽<text:s/></text:p>
          </table:table-cell>
          <table:table-cell office:value-type="currency" office:value="31914020.716998871" table:formula="of:=[unit_calculator_online_school.$G49]*[.$D$14]" table:style-name="ce45">
            <text:p><text:s/>31 914 020,72 ₽<text:s/></text:p>
          </table:table-cell>
          <table:table-cell office:value-type="currency" office:value="4755929.1703390852" table:formula="of:=[unit_calculator_online_school.$B49]*[unit_calculator_online_school.$M49]" table:style-name="ce45">
            <text:p><text:s/>4 755 929,17 ₽<text:s/></text:p>
          </table:table-cell>
          <table:table-cell office:value-type="currency" office:value="2439.0445405736932" table:formula="of:=[.$D$2]" table:style-name="ce45">
            <text:p><text:s/>2 439,04 ₽<text:s/></text:p>
          </table:table-cell>
          <table:table-cell office:value-type="currency" office:value="9436.3674014664375" table:formula="of:=[.$D$4]" table:style-name="ce45">
            <text:p><text:s/>9 436,37 ₽<text:s/></text:p>
          </table:table-cell>
          <table:table-cell office:value-type="percentage" office:value="0.10737653206613472" table:formula="of:=[.$D$18]" table:style-name="ce44">
            <text:p>10,74%</text:p>
          </table:table-cell>
          <table:table-cell office:value-type="percentage" office:value="5.9534961666173662E-2" table:formula="of:=[unit_calculator_online_school.$J49]/[unit_calculator_online_school.$K49]" table:style-name="ce44">
            <text:p>5,95%</text:p>
          </table:table-cell>
          <table:table-cell office:value-type="percentage" office:value="0.62122156432609021" table:formula="of:=[unit_calculator_online_school.$I49]/[unit_calculator_online_school.$K49]" table:style-name="ce44">
            <text:p>62,12%</text:p>
          </table:table-cell>
          <table:table-cell office:value-type="percentage" office:value="0.21186694194160138" table:formula="of:=1-[unit_calculator_online_school.$O49]-[unit_calculator_online_school.$P49]-[unit_calculator_online_school.$Q49]" table:style-name="ce36">
            <text:p>21,19%</text:p>
          </table:table-cell>
          <table:table-cell table:number-columns-repeated="16366"/>
        </table:table-row>
        <table:table-row table:style-name="ro1">
          <table:table-cell office:value-type="date" office:date-value="2022-03-01T00:00:00" table:style-name="ce31">
            <text:p>01.03.2022</text:p>
          </table:table-cell>
          <table:table-cell office:value-type="float" office:value="2166.5720559487027" table:formula="of:=[unit_calculator_online_school.$D50]/[.$D$3]" table:style-name="ce32">
            <text:p>2167</text:p>
          </table:table-cell>
          <table:table-cell office:value-type="float" office:value="4159.189278355323" table:formula="of:=[unit_calculator_online_school.$D50]+[unit_calculator_online_school.$E50]" table:style-name="ce32">
            <text:p>4159</text:p>
          </table:table-cell>
          <table:table-cell office:value-type="float" office:value="560" table:formula="of:=VLOOKUP([unit_calculator_online_school.$A50];['file:///C:/Users/Alex/Downloads/08%2021_58_0863e41af0a0c3f7.87773539Домашняяработа.Сборкакалькулятораюнитэкономики.xlsx'#План_Маркетинга.A12:.B23];2;0)*[.$D$5]" table:style-name="ce32">
            <text:p>560</text:p>
          </table:table-cell>
          <table:table-cell office:value-type="float" office:value="3599.189278355323" table:formula="of:=[.C49]*[unit_calculator_online_school.$F50]" table:style-name="ce32">
            <text:p>3599</text:p>
          </table:table-cell>
          <table:table-cell office:value-type="percentage" office:value="0.96583606557377055" table:formula="of:=VLOOKUP(MONTH([unit_calculator_online_school.$A50]);['file:///C:/Users/Alex/Downloads/08%2021_58_0863e41af0a0c3f7.87773539Домашняяработа.Сборкакалькулятораюнитэкономики.xlsx'#Сезонные_показатели.A:.C];2;0)*(1+[.$C$6])" table:style-name="ce44">
            <text:p>96,58%</text:p>
          </table:table-cell>
          <table:table-cell office:value-type="float" office:value="31761.412694601779" table:formula="of:=[unit_calculator_online_school.$C50]*[unit_calculator_online_school.$H50]" table:style-name="ce32">
            <text:p>31761</text:p>
          </table:table-cell>
          <table:table-cell office:value-type="float" office:value="7.6364432029795148" table:formula="of:=VLOOKUP(MONTH([unit_calculator_online_school.$A50]);['file:///C:/Users/Alex/Downloads/08%2021_58_0863e41af0a0c3f7.87773539Домашняяработа.Сборкакалькулятораюнитэкономики.xlsx'#Сезонные_показатели.A:.C];3;0)*(1+[.$C$9])" table:style-name="ce34">
            <text:p>7,64</text:p>
          </table:table-cell>
          <table:table-cell office:value-type="currency" office:value="21820271.041821212" table:formula="of:=[unit_calculator_online_school.$G50]*[.$D$15]" table:style-name="ce45">
            <text:p><text:s/>21 820 271,04 ₽<text:s/></text:p>
          </table:table-cell>
          <table:table-cell office:value-type="currency" office:value="1900000" table:style-name="ce46">
            <text:p><text:s/>1 900 000,00 ₽<text:s/></text:p>
          </table:table-cell>
          <table:table-cell office:value-type="currency" office:value="35124780.424343675" table:formula="of:=[unit_calculator_online_school.$G50]*[.$D$14]" table:style-name="ce45">
            <text:p><text:s/>35 124 780,42 ₽<text:s/></text:p>
          </table:table-cell>
          <table:table-cell office:value-type="currency" office:value="5284365.7448212057" table:formula="of:=[unit_calculator_online_school.$B50]*[unit_calculator_online_school.$M50]" table:style-name="ce45">
            <text:p><text:s/>5 284 365,74 ₽<text:s/></text:p>
          </table:table-cell>
          <table:table-cell office:value-type="currency" office:value="2439.0445405736932" table:formula="of:=[.$D$2]" table:style-name="ce45">
            <text:p><text:s/>2 439,04 ₽<text:s/></text:p>
          </table:table-cell>
          <table:table-cell office:value-type="currency" office:value="9436.3674014664375" table:formula="of:=[.$D$4]" table:style-name="ce45">
            <text:p><text:s/>9 436,37 ₽<text:s/></text:p>
          </table:table-cell>
          <table:table-cell office:value-type="percentage" office:value="0.10737653206613472" table:formula="of:=[.$D$18]" table:style-name="ce44">
            <text:p>10,74%</text:p>
          </table:table-cell>
          <table:table-cell office:value-type="percentage" office:value="5.4092864839182908E-2" table:formula="of:=[unit_calculator_online_school.$J50]/[unit_calculator_online_school.$K50]" table:style-name="ce44">
            <text:p>5,41%</text:p>
          </table:table-cell>
          <table:table-cell office:value-type="percentage" office:value="0.62122156432609033" table:formula="of:=[unit_calculator_online_school.$I50]/[unit_calculator_online_school.$K50]" table:style-name="ce44">
            <text:p>62,12%</text:p>
          </table:table-cell>
          <table:table-cell office:value-type="percentage" office:value="0.21730903876859209" table:formula="of:=1-[unit_calculator_online_school.$O50]-[unit_calculator_online_school.$P50]-[unit_calculator_online_school.$Q50]" table:style-name="ce36">
            <text:p>21,73%</text:p>
          </table:table-cell>
          <table:table-cell table:number-columns-repeated="16366"/>
        </table:table-row>
        <table:table-row table:style-name="ro1">
          <table:table-cell office:value-type="date" office:date-value="2022-04-01T00:00:00" table:style-name="ce31">
            <text:p>01.04.2022</text:p>
          </table:table-cell>
          <table:table-cell office:value-type="float" office:value="2166.5720559487027" table:formula="of:=[unit_calculator_online_school.$D51]/[.$D$3]" table:style-name="ce32">
            <text:p>2167</text:p>
          </table:table-cell>
          <table:table-cell office:value-type="float" office:value="4453.0631263920295" table:formula="of:=[unit_calculator_online_school.$D51]+[unit_calculator_online_school.$E51]" table:style-name="ce32">
            <text:p>4453</text:p>
          </table:table-cell>
          <table:table-cell office:value-type="float" office:value="560" table:formula="of:=VLOOKUP([unit_calculator_online_school.$A51];['file:///C:/Users/Alex/Downloads/08%2021_58_0863e41af0a0c3f7.87773539Домашняяработа.Сборкакалькулятораюнитэкономики.xlsx'#План_Маркетинга.A13:.B24];2;0)*[.$D$5]" table:style-name="ce32">
            <text:p>560</text:p>
          </table:table-cell>
          <table:table-cell office:value-type="float" office:value="3893.0631263920295" table:formula="of:=[.C50]*[unit_calculator_online_school.$F51]" table:style-name="ce32">
            <text:p>3893</text:p>
          </table:table-cell>
          <table:table-cell office:value-type="percentage" office:value="0.93601489757914347" table:formula="of:=VLOOKUP(MONTH([unit_calculator_online_school.$A51]);['file:///C:/Users/Alex/Downloads/08%2021_58_0863e41af0a0c3f7.87773539Домашняяработа.Сборкакалькулятораюнитэкономики.xlsx'#Сезонные_показатели.A:.C];2;0)*(1+[.$C$6])" table:style-name="ce44">
            <text:p>93,60%</text:p>
          </table:table-cell>
          <table:table-cell office:value-type="float" office:value="33828.789424290684" table:formula="of:=[unit_calculator_online_school.$C51]*[unit_calculator_online_school.$H51]" table:style-name="ce32">
            <text:p>33829</text:p>
          </table:table-cell>
          <table:table-cell office:value-type="float" office:value="7.5967459845330154" table:formula="of:=VLOOKUP(MONTH([unit_calculator_online_school.$A51]);['file:///C:/Users/Alex/Downloads/08%2021_58_0863e41af0a0c3f7.87773539Домашняяработа.Сборкакалькулятораюнитэкономики.xlsx'#Сезонные_показатели.A:.C];3;0)*(1+[.$C$9])" table:style-name="ce34">
            <text:p>7,60</text:p>
          </table:table-cell>
          <table:table-cell office:value-type="currency" office:value="23240570.605355203" table:formula="of:=[unit_calculator_online_school.$G51]*[.$D$15]" table:style-name="ce45">
            <text:p><text:s/>23 240 570,61 ₽<text:s/></text:p>
          </table:table-cell>
          <table:table-cell office:value-type="currency" office:value="1900000" table:style-name="ce46">
            <text:p><text:s/>1 900 000,00 ₽<text:s/></text:p>
          </table:table-cell>
          <table:table-cell office:value-type="currency" office:value="37411081.552790098" table:formula="of:=[unit_calculator_online_school.$G51]*[.$D$14]" table:style-name="ce45">
            <text:p><text:s/>37 411 081,55 ₽<text:s/></text:p>
          </table:table-cell>
          <table:table-cell office:value-type="currency" office:value="5284365.7448212057" table:formula="of:=[unit_calculator_online_school.$B51]*[unit_calculator_online_school.$M51]" table:style-name="ce45">
            <text:p><text:s/>5 284 365,74 ₽<text:s/></text:p>
          </table:table-cell>
          <table:table-cell office:value-type="currency" office:value="2439.0445405736932" table:formula="of:=[.$D$2]" table:style-name="ce45">
            <text:p><text:s/>2 439,04 ₽<text:s/></text:p>
          </table:table-cell>
          <table:table-cell office:value-type="currency" office:value="9436.3674014664375" table:formula="of:=[.$D$4]" table:style-name="ce45">
            <text:p><text:s/>9 436,37 ₽<text:s/></text:p>
          </table:table-cell>
          <table:table-cell office:value-type="percentage" office:value="0.10737653206613472" table:formula="of:=[.$D$18]" table:style-name="ce44">
            <text:p>10,74%</text:p>
          </table:table-cell>
          <table:table-cell office:value-type="percentage" office:value="5.0787090913662694E-2" table:formula="of:=[unit_calculator_online_school.$J51]/[unit_calculator_online_school.$K51]" table:style-name="ce44">
            <text:p>5,08%</text:p>
          </table:table-cell>
          <table:table-cell office:value-type="percentage" office:value="0.62122156432609033" table:formula="of:=[unit_calculator_online_school.$I51]/[unit_calculator_online_school.$K51]" table:style-name="ce44">
            <text:p>62,12%</text:p>
          </table:table-cell>
          <table:table-cell office:value-type="percentage" office:value="0.22061481269411221" table:formula="of:=1-[unit_calculator_online_school.$O51]-[unit_calculator_online_school.$P51]-[unit_calculator_online_school.$Q51]" table:style-name="ce36">
            <text:p>22,06%</text:p>
          </table:table-cell>
          <table:table-cell table:number-columns-repeated="16366"/>
        </table:table-row>
        <table:table-row table:number-rows-repeated="2" table:style-name="ro1">
          <table:table-cell table:style-name="ce31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46"/>
          <table:table-cell table:style-name="ce1"/>
          <table:table-cell table:style-name="ce46"/>
          <table:table-cell table:number-columns-repeated="6" table:style-name="ce1"/>
          <table:table-cell table:number-columns-repeated="3" table:style-name="ce46"/>
          <table:table-cell table:number-columns-repeated="16371" table:style-name="ce1"/>
        </table:table-row>
        <table:table-row table:number-rows-repeated="1048521" table:style-name="ro1">
          <table:table-cell table:number-columns-repeated="16384"/>
        </table:table-row>
      </table:table>
      <table:table table:name="'file:///C:/Users/Alex/Downloads/08%2021_58_0863e41af0a0c3f7.87773539Домашняяработа.Сборкакалькулятораюнитэкономики.xlsx'#classes" table:style-name="ta2">
        <table:table-source xlink:href="file:///C:/Users/Alex/Downloads/08%2021_58_0863e41af0a0c3f7.87773539Домашняяработа.Сборкакалькулятораюнитэкономики.xlsx" table:table-name="class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lex/Downloads/08%2021_58_0863e41af0a0c3f7.87773539Домашняяработа.Сборкакалькулятораюнитэкономики.xlsx'#Свод" table:style-name="ta2">
        <table:table-source xlink:href="file:///C:/Users/Alex/Downloads/08%2021_58_0863e41af0a0c3f7.87773539Домашняяработа.Сборкакалькулятораюнитэкономики.xlsx" table:table-name="Свод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lex/Downloads/08%2021_58_0863e41af0a0c3f7.87773539Домашняяработа.Сборкакалькулятораюнитэкономики.xlsx'#CAC'S" table:style-name="ta2">
        <table:table-source xlink:href="file:///C:/Users/Alex/Downloads/08%2021_58_0863e41af0a0c3f7.87773539Домашняяработа.Сборкакалькулятораюнитэкономики.xlsx" table:table-name="CAC'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lex/Downloads/08%2021_58_0863e41af0a0c3f7.87773539Домашняяработа.Сборкакалькулятораюнитэкономики.xlsx'#Сезонные_показатели" table:style-name="ta2">
        <table:table-source xlink:href="file:///C:/Users/Alex/Downloads/08%2021_58_0863e41af0a0c3f7.87773539Домашняяработа.Сборкакалькулятораюнитэкономики.xlsx" table:table-name="Сезонные_показатели" table:mode="copy-results-only"/>
        <table:table-column/>
        <table:table-row>
          <table:table-cell office:value-type="string" office:string-value="Номер месяца"/>
          <table:table-cell office:value-type="string" office:string-value="Retention"/>
          <table:table-cell office:value-type="string" office:string-value="Интенсивность"/>
          <table:table-cell table:number-columns-repeated="16381"/>
        </table:table-row>
        <table:table-row>
          <table:table-cell office:value-type="float" office:value="1"/>
          <table:table-cell office:value-type="float" office:value="0.84876325088339222"/>
          <table:table-cell office:value-type="float" office:value="5.7712691771269178"/>
          <table:table-cell table:number-columns-repeated="16381"/>
        </table:table-row>
        <table:table-row>
          <table:table-cell office:value-type="float" office:value="2"/>
          <table:table-cell office:value-type="float" office:value="0.91980474198047424"/>
          <table:table-cell office:value-type="float" office:value="6.8531147540983604"/>
          <table:table-cell table:number-columns-repeated="16381"/>
        </table:table-row>
        <table:table-row>
          <table:table-cell office:value-type="float" office:value="3"/>
          <table:table-cell office:value-type="float" office:value="0.93770491803278688"/>
          <table:table-cell office:value-type="float" office:value="6.7579143389199254"/>
          <table:table-cell table:number-columns-repeated="16381"/>
        </table:table-row>
        <table:table-row>
          <table:table-cell office:value-type="float" office:value="4"/>
          <table:table-cell office:value-type="float" office:value="0.9087523277467412"/>
          <table:table-cell office:value-type="float" office:value="6.7227840571088642"/>
          <table:table-cell table:number-columns-repeated="16381"/>
        </table:table-row>
        <table:table-row>
          <table:table-cell office:value-type="float" office:value="5"/>
          <table:table-cell office:value-type="float" office:value="0.90634441087613293"/>
          <table:table-cell office:value-type="float" office:value="5.5018541409147099"/>
          <table:table-cell table:number-columns-repeated="16381"/>
        </table:table-row>
        <table:table-row>
          <table:table-cell office:value-type="float" office:value="6"/>
          <table:table-cell office:value-type="float" office:value="0.73053152039555003"/>
          <table:table-cell office:value-type="float" office:value="5.0213299874529485"/>
          <table:table-cell table:number-columns-repeated="16381"/>
        </table:table-row>
        <table:table-row>
          <table:table-cell office:value-type="float" office:value="7"/>
          <table:table-cell office:value-type="float" office:value="0.86951066499372642"/>
          <table:table-cell office:value-type="float" office:value="5.06927374301676"/>
          <table:table-cell table:number-columns-repeated="16381"/>
        </table:table-row>
        <table:table-row>
          <table:table-cell office:value-type="float" office:value="8"/>
          <table:table-cell office:value-type="float" office:value="0.82569832402234633"/>
          <table:table-cell office:value-type="float" office:value="5.4443243243243247"/>
          <table:table-cell table:number-columns-repeated="16381"/>
        </table:table-row>
        <table:table-row>
          <table:table-cell office:value-type="float" office:value="9"/>
          <table:table-cell office:value-type="float" office:value="0.94594594594594594"/>
          <table:table-cell office:value-type="float" office:value="6.6007359705611774"/>
          <table:table-cell table:number-columns-repeated="16381"/>
        </table:table-row>
        <table:table-row>
          <table:table-cell office:value-type="float" office:value="10"/>
          <table:table-cell office:value-type="float" office:value="0.94296228150873962"/>
          <table:table-cell office:value-type="float" office:value="6.9135004042037185"/>
          <table:table-cell table:number-columns-repeated="16381"/>
        </table:table-row>
        <table:table-row>
          <table:table-cell office:value-type="float" office:value="11"/>
          <table:table-cell office:value-type="float" office:value="0.91026677445432502"/>
          <table:table-cell office:value-type="float" office:value="6.806451612903226"/>
          <table:table-cell table:number-columns-repeated="16381"/>
        </table:table-row>
        <table:table-row>
          <table:table-cell office:value-type="float" office:value="12"/>
          <table:table-cell office:value-type="float" office:value="0.90547636909227303"/>
          <table:table-cell office:value-type="float" office:value="6.7201413427561834"/>
          <table:table-cell table:number-columns-repeated="16381"/>
        </table:table-row>
        <table:table-row table:number-rows-repeated="1048563">
          <table:table-cell table:number-columns-repeated="16381"/>
        </table:table-row>
      </table:table>
      <table:table table:name="'file:///C:/Users/Alex/Downloads/08%2021_58_0863e41af0a0c3f7.87773539Домашняяработа.Сборкакалькулятораюнитэкономики.xlsx'#План_Маркетинга" table:style-name="ta2">
        <table:table-source xlink:href="file:///C:/Users/Alex/Downloads/08%2021_58_0863e41af0a0c3f7.87773539Домашняяработа.Сборкакалькулятораюнитэкономики.xlsx" table:table-name="План_Маркетинга" table:mode="copy-results-only"/>
        <table:table-column/>
        <table:table-row>
          <table:table-cell table:number-columns-repeated="16384"/>
        </table:table-row>
        <table:table-row>
          <table:table-cell office:value-type="float" office:value="44317"/>
          <table:table-cell office:value-type="float" office:value="200"/>
          <table:table-cell table:number-columns-repeated="16382"/>
        </table:table-row>
        <table:table-row>
          <table:table-cell office:value-type="float" office:value="44348"/>
          <table:table-cell office:value-type="float" office:value="200"/>
          <table:table-cell table:number-columns-repeated="16382"/>
        </table:table-row>
        <table:table-row>
          <table:table-cell office:value-type="float" office:value="44378"/>
          <table:table-cell office:value-type="float" office:value="200"/>
          <table:table-cell table:number-columns-repeated="16382"/>
        </table:table-row>
        <table:table-row>
          <table:table-cell office:value-type="float" office:value="44409"/>
          <table:table-cell office:value-type="float" office:value="300"/>
          <table:table-cell table:number-columns-repeated="16382"/>
        </table:table-row>
        <table:table-row>
          <table:table-cell office:value-type="float" office:value="44440"/>
          <table:table-cell office:value-type="float" office:value="450"/>
          <table:table-cell table:number-columns-repeated="16382"/>
        </table:table-row>
        <table:table-row>
          <table:table-cell office:value-type="float" office:value="44470"/>
          <table:table-cell office:value-type="float" office:value="450"/>
          <table:table-cell table:number-columns-repeated="16382"/>
        </table:table-row>
        <table:table-row>
          <table:table-cell office:value-type="float" office:value="44501"/>
          <table:table-cell office:value-type="float" office:value="500"/>
          <table:table-cell table:number-columns-repeated="16382"/>
        </table:table-row>
        <table:table-row>
          <table:table-cell office:value-type="float" office:value="44531"/>
          <table:table-cell office:value-type="float" office:value="500"/>
          <table:table-cell table:number-columns-repeated="16382"/>
        </table:table-row>
        <table:table-row>
          <table:table-cell office:value-type="float" office:value="44562"/>
          <table:table-cell office:value-type="float" office:value="400"/>
          <table:table-cell table:number-columns-repeated="16382"/>
        </table:table-row>
        <table:table-row>
          <table:table-cell office:value-type="float" office:value="44593"/>
          <table:table-cell office:value-type="float" office:value="450"/>
          <table:table-cell table:number-columns-repeated="16382"/>
        </table:table-row>
        <table:table-row>
          <table:table-cell office:value-type="float" office:value="44621"/>
          <table:table-cell office:value-type="float" office:value="500"/>
          <table:table-cell table:number-columns-repeated="16382"/>
        </table:table-row>
        <table:table-row>
          <table:table-cell office:value-type="float" office:value="44652"/>
          <table:table-cell office:value-type="float" office:value="500"/>
          <table:table-cell table:number-columns-repeated="16382"/>
        </table:table-row>
        <table:table-row table:number-rows-repeated="1048563">
          <table:table-cell table:number-columns-repeated="16382"/>
        </table:table-row>
      </table:table>
      <table:table table:name="'file:///C:/Users/Alex/Downloads/08%2021_58_0863e41af0a0c3f7.87773539Домашняяработа.Сборкакалькулятораюнитэкономики.xlsx'#Найм_сотрудников" table:style-name="ta2">
        <table:table-source xlink:href="file:///C:/Users/Alex/Downloads/08%2021_58_0863e41af0a0c3f7.87773539Домашняяработа.Сборкакалькулятораюнитэкономики.xlsx" table:table-name="Найм_сотрудников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lex/Downloads/08%2021_58_0863e41af0a0c3f7.87773539Домашняяработа.Сборкакалькулятораюнитэкономики.xlsx'#Найм_П" table:style-name="ta2">
        <table:table-source xlink:href="file:///C:/Users/Alex/Downloads/08%2021_58_0863e41af0a0c3f7.87773539Домашняяработа.Сборкакалькулятораюнитэкономики.xlsx" table:table-name="Найм_П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lex/Downloads/08%2021_58_0863e41af0a0c3f7.87773539Домашняяработа.Сборкакалькулятораюнитэкономики.xlsx'#Главный" table:style-name="ta2">
        <table:table-source xlink:href="file:///C:/Users/Alex/Downloads/08%2021_58_0863e41af0a0c3f7.87773539Домашняяработа.Сборкакалькулятораюнитэкономики.xlsx" table:table-name="Главный" table:mode="copy-results-only"/>
        <table:table-column/>
        <table:table-row table:number-rows-repeated="17">
          <table:table-cell table:number-columns-repeated="16384"/>
        </table:table-row>
        <table:table-row>
          <table:table-cell office:value-type="string" office:string-value="CAC%"/>
          <table:table-cell office:value-type="float" office:value="0.20133631989898962"/>
          <table:table-cell/>
          <table:table-cell office:value-type="float" office:value="0.10737653206613472"/>
          <table:table-cell table:number-columns-repeated="16380"/>
        </table:table-row>
        <table:table-row>
          <table:table-cell office:value-type="string" office:string-value="ЗП Учителей%"/>
          <table:table-cell office:value-type="float" office:value="0.56063855825217701"/>
          <table:table-cell/>
          <table:table-cell office:value-type="float" office:value="0.62122156432609021"/>
          <table:table-cell table:number-columns-repeated="16380"/>
        </table:table-row>
        <table:table-row>
          <table:table-cell office:value-type="string" office:string-value="ФОТ%"/>
          <table:table-cell office:value-type="float" office:value="0.14311041119183798"/>
          <table:table-cell/>
          <table:table-cell office:value-type="float" office:value="8.2038730895350118E-2"/>
          <table:table-cell table:number-columns-repeated="16380"/>
        </table:table-row>
        <table:table-row>
          <table:table-cell office:value-type="string" office:string-value="Маржа%"/>
          <table:table-cell office:value-type="float" office:value="9.4914710656995416E-2"/>
          <table:table-cell/>
          <table:table-cell office:value-type="float" office:value="0.18936317271242492"/>
          <table:table-cell table:number-columns-repeated="16380"/>
        </table:table-row>
        <table:table-row>
          <table:table-cell table:number-columns-repeated="16384"/>
        </table:table-row>
        <table:table-row>
          <table:table-cell table:number-columns-repeated="2"/>
          <table:table-cell office:value-type="string" office:string-value="Студенты"/>
          <table:table-cell table:number-columns-repeated="7"/>
          <table:table-cell office:value-type="string" office:string-value="Выручка (признанная)"/>
          <table:table-cell table:number-columns-repeated="16373"/>
        </table:table-row>
        <table:table-row>
          <table:table-cell office:value-type="float" office:value="43831"/>
          <table:table-cell/>
          <table:table-cell office:value-type="float" office:value="146"/>
          <table:table-cell table:number-columns-repeated="7"/>
          <table:table-cell office:value-type="float" office:value="363600"/>
          <table:table-cell table:number-columns-repeated="16373"/>
        </table:table-row>
        <table:table-row>
          <table:table-cell office:value-type="float" office:value="43862"/>
          <table:table-cell/>
          <table:table-cell office:value-type="float" office:value="316"/>
          <table:table-cell table:number-columns-repeated="7"/>
          <table:table-cell office:value-type="float" office:value="1906560"/>
          <table:table-cell table:number-columns-repeated="16373"/>
        </table:table-row>
        <table:table-row>
          <table:table-cell office:value-type="float" office:value="43891"/>
          <table:table-cell/>
          <table:table-cell office:value-type="float" office:value="517"/>
          <table:table-cell table:number-columns-repeated="7"/>
          <table:table-cell office:value-type="float" office:value="3086160"/>
          <table:table-cell table:number-columns-repeated="16373"/>
        </table:table-row>
        <table:table-row>
          <table:table-cell office:value-type="float" office:value="43922"/>
          <table:table-cell/>
          <table:table-cell office:value-type="float" office:value="662"/>
          <table:table-cell table:number-columns-repeated="7"/>
          <table:table-cell office:value-type="float" office:value="4036320"/>
          <table:table-cell table:number-columns-repeated="16373"/>
        </table:table-row>
        <table:table-row>
          <table:table-cell office:value-type="float" office:value="43952"/>
          <table:table-cell/>
          <table:table-cell office:value-type="float" office:value="809"/>
          <table:table-cell table:number-columns-repeated="7"/>
          <table:table-cell office:value-type="float" office:value="4953360"/>
          <table:table-cell table:number-columns-repeated="16373"/>
        </table:table-row>
        <table:table-row>
          <table:table-cell office:value-type="float" office:value="43983"/>
          <table:table-cell/>
          <table:table-cell office:value-type="float" office:value="797"/>
          <table:table-cell table:number-columns-repeated="7"/>
          <table:table-cell office:value-type="float" office:value="4454880"/>
          <table:table-cell table:number-columns-repeated="16373"/>
        </table:table-row>
        <table:table-row>
          <table:table-cell office:value-type="float" office:value="44013"/>
          <table:table-cell/>
          <table:table-cell office:value-type="float" office:value="895"/>
          <table:table-cell table:number-columns-repeated="7"/>
          <table:table-cell office:value-type="float" office:value="5027520"/>
          <table:table-cell table:number-columns-repeated="16373"/>
        </table:table-row>
        <table:table-row>
          <table:table-cell office:value-type="float" office:value="44044"/>
          <table:table-cell/>
          <table:table-cell office:value-type="float" office:value="925"/>
          <table:table-cell table:number-columns-repeated="7"/>
          <table:table-cell office:value-type="float" office:value="5588160"/>
          <table:table-cell table:number-columns-repeated="16373"/>
        </table:table-row>
        <table:table-row>
          <table:table-cell office:value-type="float" office:value="44075"/>
          <table:table-cell/>
          <table:table-cell office:value-type="float" office:value="1087"/>
          <table:table-cell table:number-columns-repeated="7"/>
          <table:table-cell office:value-type="float" office:value="7974240"/>
          <table:table-cell table:number-columns-repeated="16373"/>
        </table:table-row>
        <table:table-row>
          <table:table-cell office:value-type="float" office:value="44105"/>
          <table:table-cell/>
          <table:table-cell office:value-type="float" office:value="1237"/>
          <table:table-cell table:number-columns-repeated="7"/>
          <table:table-cell office:value-type="float" office:value="9486720"/>
          <table:table-cell table:number-columns-repeated="16373"/>
        </table:table-row>
        <table:table-row>
          <table:table-cell office:value-type="float" office:value="44136"/>
          <table:table-cell/>
          <table:table-cell office:value-type="float" office:value="1333"/>
          <table:table-cell table:number-columns-repeated="7"/>
          <table:table-cell office:value-type="float" office:value="10096080"/>
          <table:table-cell table:number-columns-repeated="16373"/>
        </table:table-row>
        <table:table-row>
          <table:table-cell office:value-type="float" office:value="44166"/>
          <table:table-cell/>
          <table:table-cell office:value-type="float" office:value="1415"/>
          <table:table-cell table:number-columns-repeated="7"/>
          <table:table-cell office:value-type="float" office:value="10566000"/>
          <table:table-cell table:number-columns-repeated="16373"/>
        </table:table-row>
        <table:table-row>
          <table:table-cell office:value-type="float" office:value="44197"/>
          <table:table-cell/>
          <table:table-cell office:value-type="float" office:value="1434"/>
          <table:table-cell table:number-columns-repeated="7"/>
          <table:table-cell office:value-type="float" office:value="9177840"/>
          <table:table-cell table:number-columns-repeated="16373"/>
        </table:table-row>
        <table:table-row>
          <table:table-cell office:value-type="float" office:value="44228"/>
          <table:table-cell/>
          <table:table-cell office:value-type="float" office:value="1525"/>
          <table:table-cell table:number-columns-repeated="7"/>
          <table:table-cell office:value-type="float" office:value="11614560"/>
          <table:table-cell table:number-columns-repeated="16373"/>
        </table:table-row>
        <table:table-row>
          <table:table-cell office:value-type="float" office:value="44256"/>
          <table:table-cell/>
          <table:table-cell office:value-type="float" office:value="1611"/>
          <table:table-cell table:number-columns-repeated="7"/>
          <table:table-cell office:value-type="float" office:value="7872720"/>
          <table:table-cell table:number-columns-repeated="16373"/>
        </table:table-row>
        <table:table-row>
          <table:table-cell office:value-type="float" office:value="44287"/>
          <table:table-cell/>
          <table:table-cell office:value-type="float" office:value="1681"/>
          <table:table-cell table:number-columns-repeated="7"/>
          <table:table-cell office:value-type="float" office:value="12551760"/>
          <table:table-cell table:number-columns-repeated="16373"/>
        </table:table-row>
        <table:table-row>
          <table:table-cell office:value-type="float" office:value="44317"/>
          <table:table-cell/>
          <table:table-cell office:value-type="float" office:value="1793.2719033232629"/>
          <table:table-cell table:number-columns-repeated="7"/>
          <table:table-cell office:value-type="float" office:value="12329556.848573172"/>
          <table:table-cell table:number-columns-repeated="16373"/>
        </table:table-row>
        <table:table-row>
          <table:table-cell office:value-type="float" office:value="44348"/>
          <table:table-cell/>
          <table:table-cell office:value-type="float" office:value="1573.3428995178861"/>
          <table:table-cell table:number-columns-repeated="7"/>
          <table:table-cell office:value-type="float" office:value="9872664.9381131958"/>
          <table:table-cell table:number-columns-repeated="16373"/>
        </table:table-row>
        <table:table-row>
          <table:table-cell office:value-type="float" office:value="44378"/>
          <table:table-cell/>
          <table:table-cell office:value-type="float" office:value="1633.0795837476435"/>
          <table:table-cell table:number-columns-repeated="7"/>
          <table:table-cell office:value-type="float" office:value="10345353.712746626"/>
          <table:table-cell table:number-columns-repeated="16373"/>
        </table:table-row>
        <table:table-row>
          <table:table-cell office:value-type="float" office:value="44409"/>
          <table:table-cell/>
          <table:table-cell office:value-type="float" office:value="1724.8840075544065"/>
          <table:table-cell table:number-columns-repeated="7"/>
          <table:table-cell office:value-type="float" office:value="11735352.383517502"/>
          <table:table-cell table:number-columns-repeated="16373"/>
        </table:table-row>
        <table:table-row>
          <table:table-cell office:value-type="float" office:value="44440"/>
          <table:table-cell/>
          <table:table-cell office:value-type="float" office:value="2184.59644519828"/>
          <table:table-cell table:number-columns-repeated="7"/>
          <table:table-cell office:value-type="float" office:value="18020043.481213596"/>
          <table:table-cell table:number-columns-repeated="16373"/>
        </table:table-row>
        <table:table-row>
          <table:table-cell office:value-type="float" office:value="44470"/>
          <table:table-cell/>
          <table:table-cell office:value-type="float" office:value="2625.7918095842542"/>
          <table:table-cell table:number-columns-repeated="7"/>
          <table:table-cell office:value-type="float" office:value="22685613.703286819"/>
          <table:table-cell table:number-columns-repeated="16373"/>
        </table:table-row>
        <table:table-row>
          <table:table-cell office:value-type="float" office:value="44501"/>
          <table:table-cell/>
          <table:table-cell office:value-type="float" office:value="3021.8761721258097"/>
          <table:table-cell table:number-columns-repeated="7"/>
          <table:table-cell office:value-type="float" office:value="25703346.821160115"/>
          <table:table-cell table:number-columns-repeated="16373"/>
        </table:table-row>
        <table:table-row>
          <table:table-cell office:value-type="float" office:value="44531"/>
          <table:table-cell/>
          <table:table-cell office:value-type="float" office:value="3378.3245881084231"/>
          <table:table-cell table:number-columns-repeated="7"/>
          <table:table-cell office:value-type="float" office:value="28370829.399110224"/>
          <table:table-cell table:number-columns-repeated="16373"/>
        </table:table-row>
        <table:table-row>
          <table:table-cell office:value-type="float" office:value="44562"/>
          <table:table-cell/>
          <table:table-cell office:value-type="float" office:value="3401.4196927404682"/>
          <table:table-cell table:number-columns-repeated="7"/>
          <table:table-cell office:value-type="float" office:value="24531482.981187355"/>
          <table:table-cell table:number-columns-repeated="16373"/>
        </table:table-row>
        <table:table-row>
          <table:table-cell office:value-type="float" office:value="44593"/>
          <table:table-cell/>
          <table:table-cell office:value-type="float" office:value="3726.501221733904"/>
          <table:table-cell table:number-columns-repeated="7"/>
          <table:table-cell office:value-type="float" office:value="31914020.716998871"/>
          <table:table-cell table:number-columns-repeated="16373"/>
        </table:table-row>
        <table:table-row>
          <table:table-cell office:value-type="float" office:value="44621"/>
          <table:table-cell/>
          <table:table-cell office:value-type="float" office:value="4159.189278355323"/>
          <table:table-cell table:number-columns-repeated="7"/>
          <table:table-cell office:value-type="float" office:value="35124780.424343675"/>
          <table:table-cell table:number-columns-repeated="16373"/>
        </table:table-row>
        <table:table-row>
          <table:table-cell office:value-type="float" office:value="44652"/>
          <table:table-cell/>
          <table:table-cell office:value-type="float" office:value="4453.0631263920295"/>
          <table:table-cell table:number-columns-repeated="7"/>
          <table:table-cell office:value-type="float" office:value="37411081.552790098"/>
          <table:table-cell table:number-columns-repeated="16373"/>
        </table:table-row>
        <table:table-row table:number-rows-repeated="1048525">
          <table:table-cell table:number-columns-repeated="16373"/>
        </table:table-row>
      </table:table>
      <table:table table:name="'file:///C:/Users/Alex/Downloads/08%2021_58_0863e41af0a0c3f7.87773539Домашняяработа.Сборкакалькулятораюнитэкономики.xlsx'#Задача_1_Новый_план_Маркетинга" table:style-name="ta2">
        <table:table-source xlink:href="file:///C:/Users/Alex/Downloads/08%2021_58_0863e41af0a0c3f7.87773539Домашняяработа.Сборкакалькулятораюнитэкономики.xlsx" table:table-name="Задача_1_Новый_план_Маркетинг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lex/Downloads/08%2021_58_0863e41af0a0c3f7.87773539Домашняяработа.Сборкакалькулятораюнитэкономики.xlsx'#Задача_2_Перерасчёт_Плана_найма" table:style-name="ta2">
        <table:table-source xlink:href="file:///C:/Users/Alex/Downloads/08%2021_58_0863e41af0a0c3f7.87773539Домашняяработа.Сборкакалькулятораюнитэкономики.xlsx" table:table-name="Задача_2_Перерасчёт_Плана_найма" table:mode="copy-results-only"/>
        <table:table-column/>
        <table:table-row table:number-rows-repeated="1048576">
          <table:table-cell table:number-columns-repeated="16384"/>
        </table:table-row>
      </table:table>
      <table:database-ranges>
        <table:database-range table:target-range-address="unit_calculator_online_school.A23:unit_calculator_online_school.R51" table:name="Таблица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currency-style style:name="N34P0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>₽</number:currency-symbol>
      <number:text> </number:text>
    </number:currency-style>
    <number:currency-style style:name="N34P1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₽</number:currency-symbol>
      <number:text> </number:text>
    </number:currency-style>
    <number:currency-style style:name="N34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>₽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percentage-style style:name="N36">
      <number:number number:decimal-places="1" number:min-decimal-places="1" number:min-integer-digits="1"/>
      <number:text>%</number:text>
    </number:percentage-style>
    <style:style style:name="_1044__1077__1085__1077__1078__1085__1099__1081_" style:display-name="Денежный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8__1086__1094__1077__1085__1090__1085__1099__1081_" style:display-name="Процентный" style:family="table-cell" style:data-style-name="N13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Alex</meta:initial-creator>
    <dc:creator>Volha Katrechka</dc:creator>
    <meta:creation-date>2023-07-02T16:54:59Z</meta:creation-date>
    <dc:date>2023-07-02T17:11:0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4472c4" draw:opacity="100%" draw:stroke="none" draw:shadow="visible" draw:shadow-offset-x="0in" draw:shadow-offset-y="0in" draw:shadow-color="#000000" draw:shadow-opacity="25%"/>
    </style:style>
    <style:style style:family="chart" style:name="G0S0P1">
      <style:graphic-properties draw:fill="solid" draw:fill-color="#ed7d31" draw:opacity="100%" draw:stroke="none" draw:shadow="visible" draw:shadow-offset-x="0in" draw:shadow-offset-y="0in" draw:shadow-color="#000000" draw:shadow-opacity="25%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">
      <style:graphic-properties draw:fill="solid" draw:fill-color="#a5a5a5" draw:opacity="100%" draw:stroke="none" draw:shadow="visible" draw:shadow-offset-x="0in" draw:shadow-offset-y="0in" draw:shadow-color="#000000" draw:shadow-opacity="25%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solid" draw:fill-color="#ffffff" draw:opacity="78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14">
      <style:chart-properties chart:link-data-style-to-source="false" chart:data-label-number="percentage" chart:data-label-text="false" chart:data-label-symbol="false" chart:label-position="inside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ffc000" draw:opacity="100%" draw:stroke="none" draw:shadow="visible" draw:shadow-offset-x="0in" draw:shadow-offset-y="0in" draw:shadow-color="#000000" draw:shadow-opacity="2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in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472c4" draw:opacity="100%" draw:stroke="none" draw:shadow="visible" draw:shadow-offset-x="0in" draw:shadow-offset-y="0in" draw:shadow-color="#000000" draw:shadow-opacity="2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bitmap" draw:fill-image-name="a0" style:repeat="repeat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3">
      <style:chart-properties chart:auto-position="tru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256.9588188976378pt" svg:width="148.2500787401575pt" chart:style-name="Crt0">
        <chart:title chart:style-name="CT00">
          <text:p text:style-name="a1" text:class-names="" text:cond-style-name="">05.2020 - 04.2021</text:p>
        </chart:title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Ряд1</text:p>
              </table:table-cell>
            </table:table-row>
          </table:table-header-rows>
          <table:table-row>
            <table:table-cell office:value-type="string">
              <text:p>CAC%</text:p>
            </table:table-cell>
            <table:table-cell office:value-type="float" office:value="0.20133631989898962"/>
          </table:table-row>
          <table:table-row>
            <table:table-cell office:value-type="string">
              <text:p>ЗП Учителей%</text:p>
            </table:table-cell>
            <table:table-cell office:value-type="float" office:value="0.56063855825217701"/>
          </table:table-row>
          <table:table-row>
            <table:table-cell office:value-type="string">
              <text:p>ФОТ%</text:p>
            </table:table-cell>
            <table:table-cell office:value-type="float" office:value="0.14311041119183798"/>
          </table:table-row>
          <table:table-row>
            <table:table-cell office:value-type="string">
              <text:p>Маржа%</text:p>
            </table:table-cell>
            <table:table-cell office:value-type="float" office:value="9.4914710656995416E-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4472c4" draw:opacity="100%" draw:stroke="none" draw:shadow="visible" draw:shadow-offset-x="0in" draw:shadow-offset-y="0in" draw:shadow-color="#000000" draw:shadow-opacity="25%"/>
    </style:style>
    <style:style style:family="chart" style:name="G0S0P1">
      <style:graphic-properties draw:fill="solid" draw:fill-color="#ed7d31" draw:opacity="100%" draw:stroke="none" draw:shadow="visible" draw:shadow-offset-x="0in" draw:shadow-offset-y="0in" draw:shadow-color="#000000" draw:shadow-opacity="25%"/>
    </style:style>
    <style:style style:family="chart" style:name="G0S0P2">
      <style:graphic-properties draw:fill="solid" draw:fill-color="#a5a5a5" draw:opacity="100%" draw:stroke="none" draw:shadow="visible" draw:shadow-offset-x="0in" draw:shadow-offset-y="0in" draw:shadow-color="#000000" draw:shadow-opacity="25%"/>
    </style:style>
    <style:style style:family="chart" style:name="Lgnd">
      <style:chart-properties chart:auto-position="true"/>
      <style:graphic-properties draw:fill="solid" draw:fill-color="#ffffff" draw:opacity="78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none" draw:shadow="visible" draw:shadow-offset-x="0in" draw:shadow-offset-y="0in" draw:shadow-color="#000000" draw:shadow-opacity="25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in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472c4" draw:opacity="100%" draw:stroke="none" draw:shadow="visible" draw:shadow-offset-x="0in" draw:shadow-offset-y="0in" draw:shadow-color="#000000" draw:shadow-opacity="2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bitmap" draw:fill-image-name="a0" style:repeat="repeat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56.8750393700788pt" svg:width="158.499842519685pt" chart:style-name="Crt0">
        <chart:title chart:style-name="CT00">
          <text:p text:style-name="a1" text:class-names="" text:cond-style-name="">05.2021 - 04.2022</text:p>
        </chart:title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Ряд1</text:p>
              </table:table-cell>
            </table:table-row>
          </table:table-header-rows>
          <table:table-row>
            <table:table-cell office:value-type="string">
              <text:p>CAC%</text:p>
            </table:table-cell>
            <table:table-cell office:value-type="float" office:value="0.10737653206613472"/>
          </table:table-row>
          <table:table-row>
            <table:table-cell office:value-type="string">
              <text:p>ЗП Учителей%</text:p>
            </table:table-cell>
            <table:table-cell office:value-type="float" office:value="0.62122156432609021"/>
          </table:table-row>
          <table:table-row>
            <table:table-cell office:value-type="string">
              <text:p>ФОТ%</text:p>
            </table:table-cell>
            <table:table-cell office:value-type="float" office:value="8.2038730895350118E-2"/>
          </table:table-row>
          <table:table-row>
            <table:table-cell office:value-type="string">
              <text:p>Маржа%</text:p>
            </table:table-cell>
            <table:table-cell office:value-type="float" office:value="0.1893631727124249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0P27" style:data-style-name="N0">
      <style:chart-properties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48235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font-style="normal" style:font-style-asian="normal" style:font-style-complex="normal" style:text-underline-type="single" style:text-underline-style="solid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02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7">
      <style:chart-properties chart:auto-position="tru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48235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font-style="normal" style:font-style-asian="normal" style:font-style-complex="normal" style:text-underline-type="single" style:text-underline-style="solid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48235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font-style="normal" style:font-style-asian="normal" style:font-style-complex="normal" style:text-underline-type="single" style:text-underline-style="solid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48235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font-style="normal" style:font-style-asian="normal" style:font-style-complex="normal" style:text-underline-type="single" style:text-underline-style="solid" style:text-underline-width="auto" fo:font-weight="bold" style:font-weight-asian="bold" style:font-weight-complex="bold" style:text-underline-mode="continuous" style:letter-kerning="true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bar" svg:height="259.7499212598425pt" svg:width="757.0440157480314pt" chart:style-name="Crt0">
        <chart:title chart:style-name="CT00">
          <text:p text:style-name="a0" text:class-names="" text:cond-style-name="">Students and revenue levels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29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A$2:.$A$29"/>
          </chart:axis>
          <chart:series chart:label-cell-address="local-table.$B$1" chart:values-cell-range-address="local-table.$B$2:.$B$29" chart:class="chart:bar" chart:attached-axis="primary-y" chart:style-name="G0S0">
            <chart:data-label chart:style-name="DL00"/>
            <chart:data-point chart:repeated="27"/>
            <chart:data-point chart:style-name="G0S0P27">
              <chart:data-label chart:style-name="DL0027"/>
            </chart:data-point>
          </chart:series>
          <chart:series chart:label-cell-address="local-table.$C$1" chart:values-cell-range-address="local-table.$C$2:.$C$29" chart:class="chart:line" chart:attached-axis="secondary-y" chart:style-name="G1S0">
            <chart:data-point chart:repeated="2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Студенты</text:p>
              </table:table-cell>
              <table:table-cell office:value-type="string">
                <text:p>Выручка (признанная)</text:p>
              </table:table-cell>
            </table:table-row>
          </table:table-header-rows>
          <table:table-row>
            <table:table-cell office:value-type="float" office:value="43831"/>
            <table:table-cell office:value-type="float" office:value="146"/>
            <table:table-cell office:value-type="float" office:value="363600"/>
          </table:table-row>
          <table:table-row>
            <table:table-cell office:value-type="float" office:value="43862"/>
            <table:table-cell office:value-type="float" office:value="316"/>
            <table:table-cell office:value-type="float" office:value="1906560"/>
          </table:table-row>
          <table:table-row>
            <table:table-cell office:value-type="float" office:value="43891"/>
            <table:table-cell office:value-type="float" office:value="517"/>
            <table:table-cell office:value-type="float" office:value="3086160"/>
          </table:table-row>
          <table:table-row>
            <table:table-cell office:value-type="float" office:value="43922"/>
            <table:table-cell office:value-type="float" office:value="662"/>
            <table:table-cell office:value-type="float" office:value="4036320"/>
          </table:table-row>
          <table:table-row>
            <table:table-cell office:value-type="float" office:value="43952"/>
            <table:table-cell office:value-type="float" office:value="809"/>
            <table:table-cell office:value-type="float" office:value="4953360"/>
          </table:table-row>
          <table:table-row>
            <table:table-cell office:value-type="float" office:value="43983"/>
            <table:table-cell office:value-type="float" office:value="797"/>
            <table:table-cell office:value-type="float" office:value="4454880"/>
          </table:table-row>
          <table:table-row>
            <table:table-cell office:value-type="float" office:value="44013"/>
            <table:table-cell office:value-type="float" office:value="895"/>
            <table:table-cell office:value-type="float" office:value="5027520"/>
          </table:table-row>
          <table:table-row>
            <table:table-cell office:value-type="float" office:value="44044"/>
            <table:table-cell office:value-type="float" office:value="925"/>
            <table:table-cell office:value-type="float" office:value="5588160"/>
          </table:table-row>
          <table:table-row>
            <table:table-cell office:value-type="float" office:value="44075"/>
            <table:table-cell office:value-type="float" office:value="1087"/>
            <table:table-cell office:value-type="float" office:value="7974240"/>
          </table:table-row>
          <table:table-row>
            <table:table-cell office:value-type="float" office:value="44105"/>
            <table:table-cell office:value-type="float" office:value="1237"/>
            <table:table-cell office:value-type="float" office:value="9486720"/>
          </table:table-row>
          <table:table-row>
            <table:table-cell office:value-type="float" office:value="44136"/>
            <table:table-cell office:value-type="float" office:value="1333"/>
            <table:table-cell office:value-type="float" office:value="10096080"/>
          </table:table-row>
          <table:table-row>
            <table:table-cell office:value-type="float" office:value="44166"/>
            <table:table-cell office:value-type="float" office:value="1415"/>
            <table:table-cell office:value-type="float" office:value="10566000"/>
          </table:table-row>
          <table:table-row>
            <table:table-cell office:value-type="float" office:value="44197"/>
            <table:table-cell office:value-type="float" office:value="1434"/>
            <table:table-cell office:value-type="float" office:value="9177840"/>
          </table:table-row>
          <table:table-row>
            <table:table-cell office:value-type="float" office:value="44228"/>
            <table:table-cell office:value-type="float" office:value="1525"/>
            <table:table-cell office:value-type="float" office:value="11614560"/>
          </table:table-row>
          <table:table-row>
            <table:table-cell office:value-type="float" office:value="44256"/>
            <table:table-cell office:value-type="float" office:value="1611"/>
            <table:table-cell office:value-type="float" office:value="7872720"/>
          </table:table-row>
          <table:table-row>
            <table:table-cell office:value-type="float" office:value="44287"/>
            <table:table-cell office:value-type="float" office:value="1681"/>
            <table:table-cell office:value-type="float" office:value="12551760"/>
          </table:table-row>
          <table:table-row>
            <table:table-cell office:value-type="float" office:value="44317"/>
            <table:table-cell office:value-type="float" office:value="1793.2719033232629"/>
            <table:table-cell office:value-type="float" office:value="12329556.848573172"/>
          </table:table-row>
          <table:table-row>
            <table:table-cell office:value-type="float" office:value="44348"/>
            <table:table-cell office:value-type="float" office:value="1573.3428995178861"/>
            <table:table-cell office:value-type="float" office:value="9872664.9381131958"/>
          </table:table-row>
          <table:table-row>
            <table:table-cell office:value-type="float" office:value="44378"/>
            <table:table-cell office:value-type="float" office:value="1633.0795837476435"/>
            <table:table-cell office:value-type="float" office:value="10345353.712746626"/>
          </table:table-row>
          <table:table-row>
            <table:table-cell office:value-type="float" office:value="44409"/>
            <table:table-cell office:value-type="float" office:value="1724.8840075544065"/>
            <table:table-cell office:value-type="float" office:value="11735352.383517502"/>
          </table:table-row>
          <table:table-row>
            <table:table-cell office:value-type="float" office:value="44440"/>
            <table:table-cell office:value-type="float" office:value="2184.59644519828"/>
            <table:table-cell office:value-type="float" office:value="18020043.481213596"/>
          </table:table-row>
          <table:table-row>
            <table:table-cell office:value-type="float" office:value="44470"/>
            <table:table-cell office:value-type="float" office:value="2625.7918095842542"/>
            <table:table-cell office:value-type="float" office:value="22685613.703286819"/>
          </table:table-row>
          <table:table-row>
            <table:table-cell office:value-type="float" office:value="44501"/>
            <table:table-cell office:value-type="float" office:value="3021.8761721258097"/>
            <table:table-cell office:value-type="float" office:value="25703346.821160115"/>
          </table:table-row>
          <table:table-row>
            <table:table-cell office:value-type="float" office:value="44531"/>
            <table:table-cell office:value-type="float" office:value="3378.3245881084231"/>
            <table:table-cell office:value-type="float" office:value="28370829.399110224"/>
          </table:table-row>
          <table:table-row>
            <table:table-cell office:value-type="float" office:value="44562"/>
            <table:table-cell office:value-type="float" office:value="3401.4196927404682"/>
            <table:table-cell office:value-type="float" office:value="24531482.981187355"/>
          </table:table-row>
          <table:table-row>
            <table:table-cell office:value-type="float" office:value="44593"/>
            <table:table-cell office:value-type="float" office:value="3726.501221733904"/>
            <table:table-cell office:value-type="float" office:value="31914020.716998871"/>
          </table:table-row>
          <table:table-row>
            <table:table-cell office:value-type="float" office:value="44621"/>
            <table:table-cell office:value-type="float" office:value="4159.189278355323"/>
            <table:table-cell office:value-type="float" office:value="35124780.424343675"/>
          </table:table-row>
          <table:table-row>
            <table:table-cell office:value-type="float" office:value="44652"/>
            <table:table-cell office:value-type="float" office:value="4453.0631263920295"/>
            <table:table-cell office:value-type="float" office:value="37411081.552790098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